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81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6862in"/>
    </style:style>
    <style:style style:name="co5" style:family="table-column">
      <style:table-column-properties fo:break-before="auto" style:column-width="0.07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_With_Crossed_as_Joint" table:style-name="ta1">
        <table:shapes>
          <draw:frame draw:z-index="0" draw:style-name="gr1" draw:text-style-name="P1" svg:width="12.4465in" svg:height="7.0047in" svg:x="0.0323in" svg:y="0.2406in">
            <draw:object draw:notify-on-update-of-ranges="Tests_With_Crossed_as_Joint.B1:Tests_With_Crossed_as_Joint.B1 Tests_With_Crossed_as_Joint.B2:Tests_With_Crossed_as_Joint.B101 Tests_With_Crossed_as_Joint.C1:Tests_With_Crossed_as_Joint.C1 Tests_With_Crossed_as_Joint.C2:Tests_With_Crossed_as_Joint.C101 Tests_With_Crossed_as_Joint.D1:Tests_With_Crossed_as_Joint.D1 Tests_With_Crossed_as_Joint.D2:Tests_With_Crossed_as_Joint.D101 Tests_With_Crossed_as_Joint.E1:Tests_With_Crossed_as_Joint.E1 Tests_With_Crossed_as_Joint.E2:Tests_With_Crossed_as_Joint.E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length of strings</text:p>
          </table:table-cell>
          <table:table-cell office:value-type="string" calcext:value-type="string">
            <text:p><text:s/>compression ratio of s1</text:p>
          </table:table-cell>
          <table:table-cell office:value-type="string" calcext:value-type="string">
            <text:p><text:s/>compression ratio of s2</text:p>
          </table:table-cell>
          <table:table-cell office:value-type="string" calcext:value-type="string">
            <text:p><text:s/>joint compression</text:p>
          </table:table-cell>
          <table:table-cell office:value-type="string" calcext:value-type="string">
            <text:p>Mutual compression ratio</text:p>
          </table:table-cell>
          <table:table-cell office:value-type="string" calcext:value-type="string">
            <text:p><text:s/>s1</text:p>
          </table:table-cell>
          <table:table-cell office:value-type="string" calcext:value-type="string">
            <text:p><text:s/>s2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" calcext:value-type="float">
            <text:p>1.7</text:p>
          </table:table-cell>
          <table:table-cell office:value-type="float" office:value="1.4" calcext:value-type="float">
            <text:p>1.4</text:p>
          </table:table-cell>
          <table:table-cell office:value-type="float" office:value="1.85" calcext:value-type="float">
            <text:p>1.85</text:p>
          </table:table-cell>
          <table:table-cell office:value-type="float" office:value="-0.600000000000001" calcext:value-type="float">
            <text:p>-0.600000000000001</text:p>
          </table:table-cell>
          <table:table-cell office:value-type="float" office:value="101111110" calcext:value-type="float">
            <text:p>101111110</text:p>
          </table:table-cell>
          <table:table-cell office:value-type="float" office:value="10001000" calcext:value-type="float">
            <text:p>10001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.73684210526316" calcext:value-type="float">
            <text:p>1.73684210526316</text:p>
          </table:table-cell>
          <table:table-cell office:value-type="float" office:value="1.68421052631579" calcext:value-type="float">
            <text:p>1.68421052631579</text:p>
          </table:table-cell>
          <table:table-cell office:value-type="float" office:value="0.631578947368421" calcext:value-type="float">
            <text:p>0.631578947368421</text:p>
          </table:table-cell>
          <table:table-cell office:value-type="float" office:value="1.011111101001E+017" calcext:value-type="float">
            <text:p>1.011111101001E+017</text:p>
          </table:table-cell>
          <table:table-cell office:value-type="float" office:value="1.00010000111111E+016" calcext:value-type="float">
            <text:p>1.00010000111111E+0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.60714285714286" calcext:value-type="float">
            <text:p>1.60714285714286</text:p>
          </table:table-cell>
          <table:table-cell office:value-type="float" office:value="1.58928571428571" calcext:value-type="float">
            <text:p>1.58928571428571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.011111101001E+026" calcext:value-type="float">
            <text:p>1.011111101001E+026</text:p>
          </table:table-cell>
          <table:table-cell office:value-type="float" office:value="1.00010000111111E+025" calcext:value-type="float">
            <text:p>1.00010000111111E+0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59459459459459" calcext:value-type="float">
            <text:p>1.59459459459459</text:p>
          </table:table-cell>
          <table:table-cell office:value-type="float" office:value="1.43243243243243" calcext:value-type="float">
            <text:p>1.43243243243243</text:p>
          </table:table-cell>
          <table:table-cell office:value-type="float" office:value="1.54054054054054" calcext:value-type="float">
            <text:p>1.54054054054054</text:p>
          </table:table-cell>
          <table:table-cell office:value-type="float" office:value="0.0540540540540544" calcext:value-type="float">
            <text:p>0.054054054054054</text:p>
          </table:table-cell>
          <table:table-cell office:value-type="float" office:value="1.011111101001E+035" calcext:value-type="float">
            <text:p>1.011111101001E+035</text:p>
          </table:table-cell>
          <table:table-cell office:value-type="float" office:value="1.00010000111111E+034" calcext:value-type="float">
            <text:p>1.00010000111111E+0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60869565217391" calcext:value-type="float">
            <text:p>1.60869565217391</text:p>
          </table:table-cell>
          <table:table-cell office:value-type="float" office:value="1.39130434782609" calcext:value-type="float">
            <text:p>1.39130434782609</text:p>
          </table:table-cell>
          <table:table-cell office:value-type="float" office:value="1.45652173913043" calcext:value-type="float">
            <text:p>1.45652173913043</text:p>
          </table:table-cell>
          <table:table-cell office:value-type="float" office:value="0.0652173913043477" calcext:value-type="float">
            <text:p>0.065217391304348</text:p>
          </table:table-cell>
          <table:table-cell office:value-type="float" office:value="1.011111101001E+044" calcext:value-type="float">
            <text:p>1.011111101001E+044</text:p>
          </table:table-cell>
          <table:table-cell office:value-type="float" office:value="1.00010000111111E+043" calcext:value-type="float">
            <text:p>1.00010000111111E+04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52727272727273" calcext:value-type="float">
            <text:p>1.52727272727273</text:p>
          </table:table-cell>
          <table:table-cell office:value-type="float" office:value="1.43636363636364" calcext:value-type="float">
            <text:p>1.43636363636364</text:p>
          </table:table-cell>
          <table:table-cell office:value-type="float" office:value="1.5" calcext:value-type="float">
            <text:p>1.5</text:p>
          </table:table-cell>
          <table:table-cell office:value-type="float" office:value="-0.0363636363636362" calcext:value-type="float">
            <text:p>-0.036363636363636</text:p>
          </table:table-cell>
          <table:table-cell office:value-type="float" office:value="1.011111101001E+053" calcext:value-type="float">
            <text:p>1.011111101001E+053</text:p>
          </table:table-cell>
          <table:table-cell office:value-type="float" office:value="1.00010000111111E+052" calcext:value-type="float">
            <text:p>1.00010000111111E+0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546875" calcext:value-type="float">
            <text:p>1.546875</text:p>
          </table:table-cell>
          <table:table-cell office:value-type="float" office:value="1.46875" calcext:value-type="float">
            <text:p>1.46875</text:p>
          </table:table-cell>
          <table:table-cell office:value-type="float" office:value="1.5234375" calcext:value-type="float">
            <text:p>1.5234375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1.011111101001E+062" calcext:value-type="float">
            <text:p>1.011111101001E+062</text:p>
          </table:table-cell>
          <table:table-cell office:value-type="float" office:value="1.00010000111111E+061" calcext:value-type="float">
            <text:p>1.00010000111111E+06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.49315068493151" calcext:value-type="float">
            <text:p>1.49315068493151</text:p>
          </table:table-cell>
          <table:table-cell office:value-type="float" office:value="1.42465753424658" calcext:value-type="float">
            <text:p>1.42465753424658</text:p>
          </table:table-cell>
          <table:table-cell office:value-type="float" office:value="1.5" calcext:value-type="float">
            <text:p>1.5</text:p>
          </table:table-cell>
          <table:table-cell office:value-type="float" office:value="0.0273972602739723" calcext:value-type="float">
            <text:p>0.027397260273972</text:p>
          </table:table-cell>
          <table:table-cell office:value-type="float" office:value="1.011111101001E+071" calcext:value-type="float">
            <text:p>1.011111101001E+071</text:p>
          </table:table-cell>
          <table:table-cell office:value-type="float" office:value="1.00010000111111E+070" calcext:value-type="float">
            <text:p>1.00010000111111E+07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.51219512195122" calcext:value-type="float">
            <text:p>1.51219512195122</text:p>
          </table:table-cell>
          <table:table-cell office:value-type="float" office:value="1.45121951219512" calcext:value-type="float">
            <text:p>1.45121951219512</text:p>
          </table:table-cell>
          <table:table-cell office:value-type="float" office:value="1.44512195121951" calcext:value-type="float">
            <text:p>1.44512195121951</text:p>
          </table:table-cell>
          <table:table-cell office:value-type="float" office:value="0.170731707317073" calcext:value-type="float">
            <text:p>0.170731707317073</text:p>
          </table:table-cell>
          <table:table-cell office:value-type="float" office:value="1.011111101001E+080" calcext:value-type="float">
            <text:p>1.011111101001E+080</text:p>
          </table:table-cell>
          <table:table-cell office:value-type="float" office:value="1.00010000111111E+079" calcext:value-type="float">
            <text:p>1.00010000111111E+07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47252747252747" calcext:value-type="float">
            <text:p>1.47252747252747</text:p>
          </table:table-cell>
          <table:table-cell office:value-type="float" office:value="1.41758241758242" calcext:value-type="float">
            <text:p>1.41758241758242</text:p>
          </table:table-cell>
          <table:table-cell office:value-type="float" office:value="1.46703296703297" calcext:value-type="float">
            <text:p>1.46703296703297</text:p>
          </table:table-cell>
          <table:table-cell office:value-type="float" office:value="0.0659340659340661" calcext:value-type="float">
            <text:p>0.065934065934066</text:p>
          </table:table-cell>
          <table:table-cell office:value-type="float" office:value="1.011111101001E+089" calcext:value-type="float">
            <text:p>1.011111101001E+089</text:p>
          </table:table-cell>
          <table:table-cell office:value-type="float" office:value="1.00010000111111E+088" calcext:value-type="float">
            <text:p>1.00010000111111E+0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.47" calcext:value-type="float">
            <text:p>1.47</text:p>
          </table:table-cell>
          <table:table-cell office:value-type="float" office:value="1.455" calcext:value-type="float">
            <text:p>1.455</text:p>
          </table:table-cell>
          <table:table-cell office:value-type="float" office:value="0.18" calcext:value-type="float">
            <text:p>0.18</text:p>
          </table:table-cell>
          <table:table-cell office:value-type="float" office:value="1.011111101001E+098" calcext:value-type="float">
            <text:p>1.011111101001E+098</text:p>
          </table:table-cell>
          <table:table-cell office:value-type="float" office:value="1.00010000111111E+097" calcext:value-type="float">
            <text:p>1.00010000111111E+09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.45871559633028" calcext:value-type="float">
            <text:p>1.45871559633028</text:p>
          </table:table-cell>
          <table:table-cell office:value-type="float" office:value="1.41743119266055" calcext:value-type="float">
            <text:p>1.41743119266055</text:p>
          </table:table-cell>
          <table:table-cell office:value-type="float" office:value="0.110091743119266" calcext:value-type="float">
            <text:p>0.110091743119266</text:p>
          </table:table-cell>
          <table:table-cell office:value-type="float" office:value="1.011111101001E+107" calcext:value-type="float">
            <text:p>1.011111101001E+107</text:p>
          </table:table-cell>
          <table:table-cell office:value-type="float" office:value="1.00010000111111E+106" calcext:value-type="float">
            <text:p>1.00010000111111E+10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.44915254237288" calcext:value-type="float">
            <text:p>1.44915254237288</text:p>
          </table:table-cell>
          <table:table-cell office:value-type="float" office:value="0.11864406779661" calcext:value-type="float">
            <text:p>0.11864406779661</text:p>
          </table:table-cell>
          <table:table-cell office:value-type="float" office:value="1.011111101001E+116" calcext:value-type="float">
            <text:p>1.011111101001E+116</text:p>
          </table:table-cell>
          <table:table-cell office:value-type="float" office:value="1.00010000111111E+115" calcext:value-type="float">
            <text:p>1.00010000111111E+1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1.48818897637795" calcext:value-type="float">
            <text:p>1.48818897637795</text:p>
          </table:table-cell>
          <table:table-cell office:value-type="float" office:value="1.45669291338583" calcext:value-type="float">
            <text:p>1.45669291338583</text:p>
          </table:table-cell>
          <table:table-cell office:value-type="float" office:value="0.251968503937008" calcext:value-type="float">
            <text:p>0.251968503937008</text:p>
          </table:table-cell>
          <table:table-cell office:value-type="float" office:value="1.011111101001E+125" calcext:value-type="float">
            <text:p>1.011111101001E+125</text:p>
          </table:table-cell>
          <table:table-cell office:value-type="float" office:value="1.00010000111111E+124" calcext:value-type="float">
            <text:p>1.00010000111111E+12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1.47794117647059" calcext:value-type="float">
            <text:p>1.47794117647059</text:p>
          </table:table-cell>
          <table:table-cell office:value-type="float" office:value="1.41176470588235" calcext:value-type="float">
            <text:p>1.41176470588235</text:p>
          </table:table-cell>
          <table:table-cell office:value-type="float" office:value="0.279411764705883" calcext:value-type="float">
            <text:p>0.279411764705883</text:p>
          </table:table-cell>
          <table:table-cell office:value-type="float" office:value="1.011111101001E+134" calcext:value-type="float">
            <text:p>1.011111101001E+134</text:p>
          </table:table-cell>
          <table:table-cell office:value-type="float" office:value="1.00010000111111E+133" calcext:value-type="float">
            <text:p>1.00010000111111E+13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51034482758621" calcext:value-type="float">
            <text:p>1.51034482758621</text:p>
          </table:table-cell>
          <table:table-cell office:value-type="float" office:value="1.46896551724138" calcext:value-type="float">
            <text:p>1.46896551724138</text:p>
          </table:table-cell>
          <table:table-cell office:value-type="float" office:value="1.4448275862069" calcext:value-type="float">
            <text:p>1.4448275862069</text:p>
          </table:table-cell>
          <table:table-cell office:value-type="float" office:value="0.289655172413793" calcext:value-type="float">
            <text:p>0.289655172413793</text:p>
          </table:table-cell>
          <table:table-cell office:value-type="float" office:value="1.011111101001E+143" calcext:value-type="float">
            <text:p>1.011111101001E+143</text:p>
          </table:table-cell>
          <table:table-cell office:value-type="float" office:value="1.00010000111111E+142" calcext:value-type="float">
            <text:p>1.00010000111111E+14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1.46103896103896" calcext:value-type="float">
            <text:p>1.46103896103896</text:p>
          </table:table-cell>
          <table:table-cell office:value-type="float" office:value="1.42857142857143" calcext:value-type="float">
            <text:p>1.42857142857143</text:p>
          </table:table-cell>
          <table:table-cell office:value-type="float" office:value="0.188311688311689" calcext:value-type="float">
            <text:p>0.188311688311689</text:p>
          </table:table-cell>
          <table:table-cell office:value-type="float" office:value="1.011111101001E+152" calcext:value-type="float">
            <text:p>1.011111101001E+152</text:p>
          </table:table-cell>
          <table:table-cell office:value-type="float" office:value="1.00010000111111E+151" calcext:value-type="float">
            <text:p>1.00010000111111E+15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1.45398773006135" calcext:value-type="float">
            <text:p>1.45398773006135</text:p>
          </table:table-cell>
          <table:table-cell office:value-type="float" office:value="1.41411042944785" calcext:value-type="float">
            <text:p>1.41411042944785</text:p>
          </table:table-cell>
          <table:table-cell office:value-type="float" office:value="0.171779141104294" calcext:value-type="float">
            <text:p>0.171779141104294</text:p>
          </table:table-cell>
          <table:table-cell office:value-type="float" office:value="1.011111101001E+161" calcext:value-type="float">
            <text:p>1.011111101001E+161</text:p>
          </table:table-cell>
          <table:table-cell office:value-type="float" office:value="1.00010000111111E+160" calcext:value-type="float">
            <text:p>1.00010000111111E+16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1.44767441860465" calcext:value-type="float">
            <text:p>1.44767441860465</text:p>
          </table:table-cell>
          <table:table-cell office:value-type="float" office:value="1.40116279069767" calcext:value-type="float">
            <text:p>1.40116279069767</text:p>
          </table:table-cell>
          <table:table-cell office:value-type="float" office:value="0.116279069767442" calcext:value-type="float">
            <text:p>0.116279069767442</text:p>
          </table:table-cell>
          <table:table-cell office:value-type="float" office:value="1.011111101001E+170" calcext:value-type="float">
            <text:p>1.011111101001E+170</text:p>
          </table:table-cell>
          <table:table-cell office:value-type="float" office:value="1.00010000111111E+169" calcext:value-type="float">
            <text:p>1.00010000111111E+1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0883977900552" calcext:value-type="float">
            <text:p>1.40883977900552</text:p>
          </table:table-cell>
          <table:table-cell office:value-type="float" office:value="1.44198895027624" calcext:value-type="float">
            <text:p>1.44198895027624</text:p>
          </table:table-cell>
          <table:table-cell office:value-type="float" office:value="1.37016574585635" calcext:value-type="float">
            <text:p>1.37016574585635</text:p>
          </table:table-cell>
          <table:table-cell office:value-type="float" office:value="0.116022099447514" calcext:value-type="float">
            <text:p>0.116022099447514</text:p>
          </table:table-cell>
          <table:table-cell office:value-type="float" office:value="1.011111101001E+179" calcext:value-type="float">
            <text:p>1.011111101001E+179</text:p>
          </table:table-cell>
          <table:table-cell office:value-type="float" office:value="1.00010000111111E+178" calcext:value-type="float">
            <text:p>1.00010000111111E+17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43684210526316" calcext:value-type="float">
            <text:p>1.43684210526316</text:p>
          </table:table-cell>
          <table:table-cell office:value-type="float" office:value="1.40526315789474" calcext:value-type="float">
            <text:p>1.40526315789474</text:p>
          </table:table-cell>
          <table:table-cell office:value-type="float" office:value="1.39736842105263" calcext:value-type="float">
            <text:p>1.39736842105263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1.011111101001E+188" calcext:value-type="float">
            <text:p>1.011111101001E+188</text:p>
          </table:table-cell>
          <table:table-cell office:value-type="float" office:value="1.00010000111111E+187" calcext:value-type="float">
            <text:p>1.00010000111111E+18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.40201005025126" calcext:value-type="float">
            <text:p>1.40201005025126</text:p>
          </table:table-cell>
          <table:table-cell office:value-type="float" office:value="1.4321608040201" calcext:value-type="float">
            <text:p>1.4321608040201</text:p>
          </table:table-cell>
          <table:table-cell office:value-type="float" office:value="1.36934673366834" calcext:value-type="float">
            <text:p>1.36934673366834</text:p>
          </table:table-cell>
          <table:table-cell office:value-type="float" office:value="0.0954773869346735" calcext:value-type="float">
            <text:p>0.095477386934674</text:p>
          </table:table-cell>
          <table:table-cell office:value-type="float" office:value="1.011111101001E+197" calcext:value-type="float">
            <text:p>1.011111101001E+197</text:p>
          </table:table-cell>
          <table:table-cell office:value-type="float" office:value="1.00010000111111E+196" calcext:value-type="float">
            <text:p>1.00010000111111E+19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.39903846153846" calcext:value-type="float">
            <text:p>1.39903846153846</text:p>
          </table:table-cell>
          <table:table-cell office:value-type="float" office:value="1.42788461538462" calcext:value-type="float">
            <text:p>1.42788461538462</text:p>
          </table:table-cell>
          <table:table-cell office:value-type="float" office:value="1.37740384615385" calcext:value-type="float">
            <text:p>1.37740384615385</text:p>
          </table:table-cell>
          <table:table-cell office:value-type="float" office:value="0.0865384615384612" calcext:value-type="float">
            <text:p>0.086538461538461</text:p>
          </table:table-cell>
          <table:table-cell office:value-type="float" office:value="1.011111101001E+206" calcext:value-type="float">
            <text:p>1.011111101001E+206</text:p>
          </table:table-cell>
          <table:table-cell office:value-type="float" office:value="1.00010000111111E+205" calcext:value-type="float">
            <text:p>1.00010000111111E+20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1.3963133640553" calcext:value-type="float">
            <text:p>1.3963133640553</text:p>
          </table:table-cell>
          <table:table-cell office:value-type="float" office:value="1.36866359447005" calcext:value-type="float">
            <text:p>1.36866359447005</text:p>
          </table:table-cell>
          <table:table-cell office:value-type="float" office:value="0.0875576036866361" calcext:value-type="float">
            <text:p>0.087557603686636</text:p>
          </table:table-cell>
          <table:table-cell office:value-type="float" office:value="1.011111101001E+215" calcext:value-type="float">
            <text:p>1.011111101001E+215</text:p>
          </table:table-cell>
          <table:table-cell office:value-type="float" office:value="1.00010000111111E+214" calcext:value-type="float">
            <text:p>1.00010000111111E+21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1.39380530973451" calcext:value-type="float">
            <text:p>1.39380530973451</text:p>
          </table:table-cell>
          <table:table-cell office:value-type="float" office:value="1.37610619469027" calcext:value-type="float">
            <text:p>1.37610619469027</text:p>
          </table:table-cell>
          <table:table-cell office:value-type="float" office:value="0.0486725663716814" calcext:value-type="float">
            <text:p>0.048672566371681</text:p>
          </table:table-cell>
          <table:table-cell office:value-type="float" office:value="1.011111101001E+224" calcext:value-type="float">
            <text:p>1.011111101001E+224</text:p>
          </table:table-cell>
          <table:table-cell office:value-type="float" office:value="1.00010000111111E+223" calcext:value-type="float">
            <text:p>1.00010000111111E+22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1.39148936170213" calcext:value-type="float">
            <text:p>1.39148936170213</text:p>
          </table:table-cell>
          <table:table-cell office:value-type="float" office:value="1.38297872340426" calcext:value-type="float">
            <text:p>1.38297872340426</text:p>
          </table:table-cell>
          <table:table-cell office:value-type="float" office:value="-0.0170212765957447" calcext:value-type="float">
            <text:p>-0.017021276595745</text:p>
          </table:table-cell>
          <table:table-cell office:value-type="float" office:value="1.011111101001E+233" calcext:value-type="float">
            <text:p>1.011111101001E+233</text:p>
          </table:table-cell>
          <table:table-cell office:value-type="float" office:value="1.00010000111111E+232" calcext:value-type="float">
            <text:p>1.00010000111111E+23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.4016393442623" calcext:value-type="float">
            <text:p>1.4016393442623</text:p>
          </table:table-cell>
          <table:table-cell office:value-type="float" office:value="1.43032786885246" calcext:value-type="float">
            <text:p>1.43032786885246</text:p>
          </table:table-cell>
          <table:table-cell office:value-type="float" office:value="1.40368852459016" calcext:value-type="float">
            <text:p>1.40368852459016</text:p>
          </table:table-cell>
          <table:table-cell office:value-type="float" office:value="0.163934426229508" calcext:value-type="float">
            <text:p>0.163934426229508</text:p>
          </table:table-cell>
          <table:table-cell office:value-type="float" office:value="1.011111101001E+242" calcext:value-type="float">
            <text:p>1.011111101001E+242</text:p>
          </table:table-cell>
          <table:table-cell office:value-type="float" office:value="1.00010000111111E+241" calcext:value-type="float">
            <text:p>1.00010000111111E+24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1.40711462450593" calcext:value-type="float">
            <text:p>1.40711462450593</text:p>
          </table:table-cell>
          <table:table-cell office:value-type="float" office:value="1.38142292490119" calcext:value-type="float">
            <text:p>1.38142292490119</text:p>
          </table:table-cell>
          <table:table-cell office:value-type="float" office:value="0.185770750988143" calcext:value-type="float">
            <text:p>0.185770750988143</text:p>
          </table:table-cell>
          <table:table-cell office:value-type="float" office:value="1.011111101001E+251" calcext:value-type="float">
            <text:p>1.011111101001E+251</text:p>
          </table:table-cell>
          <table:table-cell office:value-type="float" office:value="1.00010000111111E+250" calcext:value-type="float">
            <text:p>1.00010000111111E+25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1.41221374045802" calcext:value-type="float">
            <text:p>1.41221374045802</text:p>
          </table:table-cell>
          <table:table-cell office:value-type="float" office:value="1.37404580152672" calcext:value-type="float">
            <text:p>1.37404580152672</text:p>
          </table:table-cell>
          <table:table-cell office:value-type="float" office:value="0.206106870229008" calcext:value-type="float">
            <text:p>0.206106870229008</text:p>
          </table:table-cell>
          <table:table-cell office:value-type="float" office:value="1.011111101001E+260" calcext:value-type="float">
            <text:p>1.011111101001E+260</text:p>
          </table:table-cell>
          <table:table-cell office:value-type="float" office:value="1.00010000111111E+259" calcext:value-type="float">
            <text:p>1.00010000111111E+259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1.4169741697417" calcext:value-type="float">
            <text:p>1.4169741697417</text:p>
          </table:table-cell>
          <table:table-cell office:value-type="float" office:value="1.36715867158672" calcext:value-type="float">
            <text:p>1.36715867158672</text:p>
          </table:table-cell>
          <table:table-cell office:value-type="float" office:value="0.199261992619926" calcext:value-type="float">
            <text:p>0.199261992619926</text:p>
          </table:table-cell>
          <table:table-cell office:value-type="float" office:value="1.011111101001E+269" calcext:value-type="float">
            <text:p>1.011111101001E+269</text:p>
          </table:table-cell>
          <table:table-cell office:value-type="float" office:value="1.00010000111111E+268" calcext:value-type="float">
            <text:p>1.00010000111111E+26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1.42142857142857" calcext:value-type="float">
            <text:p>1.42142857142857</text:p>
          </table:table-cell>
          <table:table-cell office:value-type="float" office:value="1.34821428571429" calcext:value-type="float">
            <text:p>1.34821428571429</text:p>
          </table:table-cell>
          <table:table-cell office:value-type="float" office:value="0.217857142857143" calcext:value-type="float">
            <text:p>0.217857142857143</text:p>
          </table:table-cell>
          <table:table-cell office:value-type="float" office:value="1.011111101001E+278" calcext:value-type="float">
            <text:p>1.011111101001E+278</text:p>
          </table:table-cell>
          <table:table-cell office:value-type="float" office:value="1.00010000111111E+277" calcext:value-type="float">
            <text:p>1.00010000111111E+27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1.40138408304498" calcext:value-type="float">
            <text:p>1.40138408304498</text:p>
          </table:table-cell>
          <table:table-cell office:value-type="float" office:value="1.35813148788927" calcext:value-type="float">
            <text:p>1.35813148788927</text:p>
          </table:table-cell>
          <table:table-cell office:value-type="float" office:value="0.17993079584775" calcext:value-type="float">
            <text:p>0.17993079584775</text:p>
          </table:table-cell>
          <table:table-cell office:value-type="float" office:value="1.011111101001E+287" calcext:value-type="float">
            <text:p>1.011111101001E+287</text:p>
          </table:table-cell>
          <table:table-cell office:value-type="float" office:value="1.00010000111111E+286" calcext:value-type="float">
            <text:p>1.00010000111111E+28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1.40604026845638" calcext:value-type="float">
            <text:p>1.40604026845638</text:p>
          </table:table-cell>
          <table:table-cell office:value-type="float" office:value="1.35738255033557" calcext:value-type="float">
            <text:p>1.35738255033557</text:p>
          </table:table-cell>
          <table:table-cell office:value-type="float" office:value="0.174496644295302" calcext:value-type="float">
            <text:p>0.174496644295302</text:p>
          </table:table-cell>
          <table:table-cell office:value-type="float" office:value="1.011111101001E+296" calcext:value-type="float">
            <text:p>1.011111101001E+296</text:p>
          </table:table-cell>
          <table:table-cell office:value-type="float" office:value="1.00010000111111E+295" calcext:value-type="float">
            <text:p>1.00010000111111E+29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.41042345276873" calcext:value-type="float">
            <text:p>1.41042345276873</text:p>
          </table:table-cell>
          <table:table-cell office:value-type="float" office:value="1.35667752442997" calcext:value-type="float">
            <text:p>1.35667752442997</text:p>
          </table:table-cell>
          <table:table-cell office:value-type="float" office:value="0.169381107491857" calcext:value-type="float">
            <text:p>0.169381107491857</text:p>
          </table:table-cell>
          <table:table-cell office:value-type="float" office:value="1.011111101001E+305" calcext:value-type="float">
            <text:p>1.011111101001E+305</text:p>
          </table:table-cell>
          <table:table-cell office:value-type="float" office:value="1.00010000111111E+304" calcext:value-type="float">
            <text:p>1.00010000111111E+30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.39240506329114" calcext:value-type="float">
            <text:p>1.39240506329114</text:p>
          </table:table-cell>
          <table:table-cell office:value-type="float" office:value="1.41455696202532" calcext:value-type="float">
            <text:p>1.41455696202532</text:p>
          </table:table-cell>
          <table:table-cell office:value-type="float" office:value="1.36867088607595" calcext:value-type="float">
            <text:p>1.36867088607595</text:p>
          </table:table-cell>
          <table:table-cell office:value-type="float" office:value="0.09493670886076" calcext:value-type="float">
            <text:p>0.09493670886076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1.39692307692308" calcext:value-type="float">
            <text:p>1.39692307692308</text:p>
          </table:table-cell>
          <table:table-cell office:value-type="float" office:value="1.36769230769231" calcext:value-type="float">
            <text:p>1.36769230769231</text:p>
          </table:table-cell>
          <table:table-cell office:value-type="float" office:value="0.0984615384615384" calcext:value-type="float">
            <text:p>0.098461538461538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1.40119760479042" calcext:value-type="float">
            <text:p>1.40119760479042</text:p>
          </table:table-cell>
          <table:table-cell office:value-type="float" office:value="1.34281437125749" calcext:value-type="float">
            <text:p>1.34281437125749</text:p>
          </table:table-cell>
          <table:table-cell office:value-type="float" office:value="0.119760479041916" calcext:value-type="float">
            <text:p>0.119760479041916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1.40524781341108" calcext:value-type="float">
            <text:p>1.40524781341108</text:p>
          </table:table-cell>
          <table:table-cell office:value-type="float" office:value="1.37755102040816" calcext:value-type="float">
            <text:p>1.37755102040816</text:p>
          </table:table-cell>
          <table:table-cell office:value-type="float" office:value="0.139941690962099" calcext:value-type="float">
            <text:p>0.139941690962099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.40909090909091" calcext:value-type="float">
            <text:p>1.40909090909091</text:p>
          </table:table-cell>
          <table:table-cell office:value-type="float" office:value="1.38920454545455" calcext:value-type="float">
            <text:p>1.38920454545455</text:p>
          </table:table-cell>
          <table:table-cell office:value-type="float" office:value="1.37642045454545" calcext:value-type="float">
            <text:p>1.37642045454545</text:p>
          </table:table-cell>
          <table:table-cell office:value-type="float" office:value="0.119318181818182" calcext:value-type="float">
            <text:p>0.119318181818182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.41274238227147" calcext:value-type="float">
            <text:p>1.41274238227147</text:p>
          </table:table-cell>
          <table:table-cell office:value-type="float" office:value="1.39335180055402" calcext:value-type="float">
            <text:p>1.39335180055402</text:p>
          </table:table-cell>
          <table:table-cell office:value-type="float" office:value="1.36426592797784" calcext:value-type="float">
            <text:p>1.36426592797784</text:p>
          </table:table-cell>
          <table:table-cell office:value-type="float" office:value="0.116343490304709" calcext:value-type="float">
            <text:p>0.116343490304709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.41621621621622" calcext:value-type="float">
            <text:p>1.41621621621622</text:p>
          </table:table-cell>
          <table:table-cell office:value-type="float" office:value="1.37837837837838" calcext:value-type="float">
            <text:p>1.37837837837838</text:p>
          </table:table-cell>
          <table:table-cell office:value-type="float" office:value="1.36351351351351" calcext:value-type="float">
            <text:p>1.36351351351351</text:p>
          </table:table-cell>
          <table:table-cell office:value-type="float" office:value="0.118918918918919" calcext:value-type="float">
            <text:p>0.118918918918919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.41952506596306" calcext:value-type="float">
            <text:p>1.41952506596306</text:p>
          </table:table-cell>
          <table:table-cell office:value-type="float" office:value="1.38258575197889" calcext:value-type="float">
            <text:p>1.38258575197889</text:p>
          </table:table-cell>
          <table:table-cell office:value-type="float" office:value="1.35224274406332" calcext:value-type="float">
            <text:p>1.35224274406332</text:p>
          </table:table-cell>
          <table:table-cell office:value-type="float" office:value="0.137203166226913" calcext:value-type="float">
            <text:p>0.137203166226913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.40463917525773" calcext:value-type="float">
            <text:p>1.40463917525773</text:p>
          </table:table-cell>
          <table:table-cell office:value-type="float" office:value="1.38659793814433" calcext:value-type="float">
            <text:p>1.38659793814433</text:p>
          </table:table-cell>
          <table:table-cell office:value-type="float" office:value="1.37242268041237" calcext:value-type="float">
            <text:p>1.37242268041237</text:p>
          </table:table-cell>
          <table:table-cell office:value-type="float" office:value="0.0979381443298966" calcext:value-type="float">
            <text:p>0.097938144329897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4080604534005" calcext:value-type="float">
            <text:p>1.4080604534005</text:p>
          </table:table-cell>
          <table:table-cell office:value-type="float" office:value="1.3904282115869" calcext:value-type="float">
            <text:p>1.3904282115869</text:p>
          </table:table-cell>
          <table:table-cell office:value-type="float" office:value="1.36146095717884" calcext:value-type="float">
            <text:p>1.36146095717884</text:p>
          </table:table-cell>
          <table:table-cell office:value-type="float" office:value="0.136020151133501" calcext:value-type="float">
            <text:p>0.136020151133501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.41133004926108" calcext:value-type="float">
            <text:p>1.41133004926108</text:p>
          </table:table-cell>
          <table:table-cell office:value-type="float" office:value="1.37684729064039" calcext:value-type="float">
            <text:p>1.37684729064039</text:p>
          </table:table-cell>
          <table:table-cell office:value-type="float" office:value="1.36083743842365" calcext:value-type="float">
            <text:p>1.36083743842365</text:p>
          </table:table-cell>
          <table:table-cell office:value-type="float" office:value="0.0985221674876846" calcext:value-type="float">
            <text:p>0.098522167487685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4144578313253" calcext:value-type="float">
            <text:p>1.4144578313253</text:p>
          </table:table-cell>
          <table:table-cell office:value-type="float" office:value="1.38072289156627" calcext:value-type="float">
            <text:p>1.38072289156627</text:p>
          </table:table-cell>
          <table:table-cell office:value-type="float" office:value="1.36024096385542" calcext:value-type="float">
            <text:p>1.36024096385542</text:p>
          </table:table-cell>
          <table:table-cell office:value-type="float" office:value="0.134939759036145" calcext:value-type="float">
            <text:p>0.134939759036145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.41745283018868" calcext:value-type="float">
            <text:p>1.41745283018868</text:p>
          </table:table-cell>
          <table:table-cell office:value-type="float" office:value="1.38443396226415" calcext:value-type="float">
            <text:p>1.38443396226415</text:p>
          </table:table-cell>
          <table:table-cell office:value-type="float" office:value="1.3502358490566" calcext:value-type="float">
            <text:p>1.3502358490566</text:p>
          </table:table-cell>
          <table:table-cell office:value-type="float" office:value="0.132075471698113" calcext:value-type="float">
            <text:p>0.132075471698113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.40415704387991" calcext:value-type="float">
            <text:p>1.40415704387991</text:p>
          </table:table-cell>
          <table:table-cell office:value-type="float" office:value="1.38799076212471" calcext:value-type="float">
            <text:p>1.38799076212471</text:p>
          </table:table-cell>
          <table:table-cell office:value-type="float" office:value="1.36836027713626" calcext:value-type="float">
            <text:p>1.36836027713626</text:p>
          </table:table-cell>
          <table:table-cell office:value-type="float" office:value="0.115473441108545" calcext:value-type="float">
            <text:p>0.115473441108545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.40723981900453" calcext:value-type="float">
            <text:p>1.40723981900453</text:p>
          </table:table-cell>
          <table:table-cell office:value-type="float" office:value="1.37556561085973" calcext:value-type="float">
            <text:p>1.37556561085973</text:p>
          </table:table-cell>
          <table:table-cell office:value-type="float" office:value="1.36764705882353" calcext:value-type="float">
            <text:p>1.36764705882353</text:p>
          </table:table-cell>
          <table:table-cell office:value-type="float" office:value="0.0995475113122173" calcext:value-type="float">
            <text:p>0.099547511312217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1019955654102" calcext:value-type="float">
            <text:p>1.41019955654102</text:p>
          </table:table-cell>
          <table:table-cell office:value-type="float" office:value="1.37915742793792" calcext:value-type="float">
            <text:p>1.37915742793792</text:p>
          </table:table-cell>
          <table:table-cell office:value-type="float" office:value="1.35809312638581" calcext:value-type="float">
            <text:p>1.35809312638581</text:p>
          </table:table-cell>
          <table:table-cell office:value-type="float" office:value="0.150776053215077" calcext:value-type="float">
            <text:p>0.150776053215077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.39782608695652" calcext:value-type="float">
            <text:p>1.39782608695652</text:p>
          </table:table-cell>
          <table:table-cell office:value-type="float" office:value="1.36739130434783" calcext:value-type="float">
            <text:p>1.36739130434783</text:p>
          </table:table-cell>
          <table:table-cell office:value-type="float" office:value="1.36630434782609" calcext:value-type="float">
            <text:p>1.36630434782609</text:p>
          </table:table-cell>
          <table:table-cell office:value-type="float" office:value="0.121739130434783" calcext:value-type="float">
            <text:p>0.121739130434783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.40085287846482" calcext:value-type="float">
            <text:p>1.40085287846482</text:p>
          </table:table-cell>
          <table:table-cell office:value-type="float" office:value="1.37100213219616" calcext:value-type="float">
            <text:p>1.37100213219616</text:p>
          </table:table-cell>
          <table:table-cell office:value-type="float" office:value="1.34861407249467" calcext:value-type="float">
            <text:p>1.34861407249467</text:p>
          </table:table-cell>
          <table:table-cell office:value-type="float" office:value="0.153518123667378" calcext:value-type="float">
            <text:p>0.153518123667378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40376569037657" calcext:value-type="float">
            <text:p>1.40376569037657</text:p>
          </table:table-cell>
          <table:table-cell office:value-type="float" office:value="1.35983263598326" calcext:value-type="float">
            <text:p>1.35983263598326</text:p>
          </table:table-cell>
          <table:table-cell office:value-type="float" office:value="1.34832635983264" calcext:value-type="float">
            <text:p>1.34832635983264</text:p>
          </table:table-cell>
          <table:table-cell office:value-type="float" office:value="0.154811715481171" calcext:value-type="float">
            <text:p>0.154811715481171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.39219712525667" calcext:value-type="float">
            <text:p>1.39219712525667</text:p>
          </table:table-cell>
          <table:table-cell office:value-type="float" office:value="1.36344969199179" calcext:value-type="float">
            <text:p>1.36344969199179</text:p>
          </table:table-cell>
          <table:table-cell office:value-type="float" office:value="1.35626283367556" calcext:value-type="float">
            <text:p>1.35626283367556</text:p>
          </table:table-cell>
          <table:table-cell office:value-type="float" office:value="0.139630390143737" calcext:value-type="float">
            <text:p>0.139630390143737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.38104838709677" calcext:value-type="float">
            <text:p>1.38104838709677</text:p>
          </table:table-cell>
          <table:table-cell office:value-type="float" office:value="1.36693548387097" calcext:value-type="float">
            <text:p>1.36693548387097</text:p>
          </table:table-cell>
          <table:table-cell office:value-type="float" office:value="1.33971774193548" calcext:value-type="float">
            <text:p>1.33971774193548</text:p>
          </table:table-cell>
          <table:table-cell office:value-type="float" office:value="0.108870967741936" calcext:value-type="float">
            <text:p>0.108870967741936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.38415841584158" calcext:value-type="float">
            <text:p>1.38415841584158</text:p>
          </table:table-cell>
          <table:table-cell office:value-type="float" office:value="1.35643564356436" calcext:value-type="float">
            <text:p>1.35643564356436</text:p>
          </table:table-cell>
          <table:table-cell office:value-type="float" office:value="1.33960396039604" calcext:value-type="float">
            <text:p>1.33960396039604</text:p>
          </table:table-cell>
          <table:table-cell office:value-type="float" office:value="0.110891089108911" calcext:value-type="float">
            <text:p>0.110891089108911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.37354085603113" calcext:value-type="float">
            <text:p>1.37354085603113</text:p>
          </table:table-cell>
          <table:table-cell office:value-type="float" office:value="1.35992217898833" calcext:value-type="float">
            <text:p>1.35992217898833</text:p>
          </table:table-cell>
          <table:table-cell office:value-type="float" office:value="1.33171206225681" calcext:value-type="float">
            <text:p>1.33171206225681</text:p>
          </table:table-cell>
          <table:table-cell office:value-type="float" office:value="0.0817120622568095" calcext:value-type="float">
            <text:p>0.08171206225681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.37667304015296" calcext:value-type="float">
            <text:p>1.37667304015296</text:p>
          </table:table-cell>
          <table:table-cell office:value-type="float" office:value="1.34990439770555" calcext:value-type="float">
            <text:p>1.34990439770555</text:p>
          </table:table-cell>
          <table:table-cell office:value-type="float" office:value="1.33173996175908" calcext:value-type="float">
            <text:p>1.33173996175908</text:p>
          </table:table-cell>
          <table:table-cell office:value-type="float" office:value="0.0841300191204586" calcext:value-type="float">
            <text:p>0.084130019120459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.3796992481203" calcext:value-type="float">
            <text:p>1.3796992481203</text:p>
          </table:table-cell>
          <table:table-cell office:value-type="float" office:value="1.35338345864662" calcext:value-type="float">
            <text:p>1.35338345864662</text:p>
          </table:table-cell>
          <table:table-cell office:value-type="float" office:value="1.33176691729323" calcext:value-type="float">
            <text:p>1.33176691729323</text:p>
          </table:table-cell>
          <table:table-cell office:value-type="float" office:value="0.127819548872181" calcext:value-type="float">
            <text:p>0.127819548872181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.36968576709797" calcext:value-type="float">
            <text:p>1.36968576709797</text:p>
          </table:table-cell>
          <table:table-cell office:value-type="float" office:value="1.35674676524954" calcext:value-type="float">
            <text:p>1.35674676524954</text:p>
          </table:table-cell>
          <table:table-cell office:value-type="float" office:value="1.32439926062847" calcext:value-type="float">
            <text:p>1.32439926062847</text:p>
          </table:table-cell>
          <table:table-cell office:value-type="float" office:value="0.11460258780037" calcext:value-type="float">
            <text:p>0.11460258780037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37272727272727" calcext:value-type="float">
            <text:p>1.37272727272727</text:p>
          </table:table-cell>
          <table:table-cell office:value-type="float" office:value="1.36" calcext:value-type="float">
            <text:p>1.36</text:p>
          </table:table-cell>
          <table:table-cell office:value-type="float" office:value="1.32454545454545" calcext:value-type="float">
            <text:p>1.32454545454545</text:p>
          </table:table-cell>
          <table:table-cell office:value-type="float" office:value="0.141818181818182" calcext:value-type="float">
            <text:p>0.141818181818182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36314847942755" calcext:value-type="float">
            <text:p>1.36314847942755</text:p>
          </table:table-cell>
          <table:table-cell office:value-type="float" office:value="1.35062611806798" calcext:value-type="float">
            <text:p>1.35062611806798</text:p>
          </table:table-cell>
          <table:table-cell office:value-type="float" office:value="1.32468694096601" calcext:value-type="float">
            <text:p>1.32468694096601</text:p>
          </table:table-cell>
          <table:table-cell office:value-type="float" office:value="0.118067978533095" calcext:value-type="float">
            <text:p>0.118067978533095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.36619718309859" calcext:value-type="float">
            <text:p>1.36619718309859</text:p>
          </table:table-cell>
          <table:table-cell office:value-type="float" office:value="1.35387323943662" calcext:value-type="float">
            <text:p>1.35387323943662</text:p>
          </table:table-cell>
          <table:table-cell office:value-type="float" office:value="1.32482394366197" calcext:value-type="float">
            <text:p>1.32482394366197</text:p>
          </table:table-cell>
          <table:table-cell office:value-type="float" office:value="0.130281690140845" calcext:value-type="float">
            <text:p>0.130281690140845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.36048526863085" calcext:value-type="float">
            <text:p>1.36048526863085</text:p>
          </table:table-cell>
          <table:table-cell office:value-type="float" office:value="1.34488734835355" calcext:value-type="float">
            <text:p>1.34488734835355</text:p>
          </table:table-cell>
          <table:table-cell office:value-type="float" office:value="1.32495667244367" calcext:value-type="float">
            <text:p>1.32495667244367</text:p>
          </table:table-cell>
          <table:table-cell office:value-type="float" office:value="0.126516464471404" calcext:value-type="float">
            <text:p>0.126516464471404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36689419795222" calcext:value-type="float">
            <text:p>1.36689419795222</text:p>
          </table:table-cell>
          <table:table-cell office:value-type="float" office:value="1.33959044368601" calcext:value-type="float">
            <text:p>1.33959044368601</text:p>
          </table:table-cell>
          <table:table-cell office:value-type="float" office:value="1.32508532423208" calcext:value-type="float">
            <text:p>1.32508532423208</text:p>
          </table:table-cell>
          <table:table-cell office:value-type="float" office:value="0.139931740614335" calcext:value-type="float">
            <text:p>0.139931740614335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.35966386554622" calcext:value-type="float">
            <text:p>1.35966386554622</text:p>
          </table:table-cell>
          <table:table-cell office:value-type="float" office:value="1.34621848739496" calcext:value-type="float">
            <text:p>1.34621848739496</text:p>
          </table:table-cell>
          <table:table-cell office:value-type="float" office:value="1.32521008403361" calcext:value-type="float">
            <text:p>1.32521008403361</text:p>
          </table:table-cell>
          <table:table-cell office:value-type="float" office:value="0.110924369747899" calcext:value-type="float">
            <text:p>0.110924369747899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.3658940397351" calcext:value-type="float">
            <text:p>1.3658940397351</text:p>
          </table:table-cell>
          <table:table-cell office:value-type="float" office:value="1.35264900662252" calcext:value-type="float">
            <text:p>1.35264900662252</text:p>
          </table:table-cell>
          <table:table-cell office:value-type="float" office:value="1.32533112582781" calcext:value-type="float">
            <text:p>1.32533112582781</text:p>
          </table:table-cell>
          <table:table-cell office:value-type="float" office:value="0.149006622516557" calcext:value-type="float">
            <text:p>0.149006622516557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.35889070146819" calcext:value-type="float">
            <text:p>1.35889070146819</text:p>
          </table:table-cell>
          <table:table-cell office:value-type="float" office:value="1.34584013050571" calcext:value-type="float">
            <text:p>1.34584013050571</text:p>
          </table:table-cell>
          <table:table-cell office:value-type="float" office:value="1.31239804241436" calcext:value-type="float">
            <text:p>1.31239804241436</text:p>
          </table:table-cell>
          <table:table-cell office:value-type="float" office:value="0.146818923327896" calcext:value-type="float">
            <text:p>0.146818923327896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.36495176848875" calcext:value-type="float">
            <text:p>1.36495176848875</text:p>
          </table:table-cell>
          <table:table-cell office:value-type="float" office:value="1.35209003215434" calcext:value-type="float">
            <text:p>1.35209003215434</text:p>
          </table:table-cell>
          <table:table-cell office:value-type="float" office:value="1.31913183279743" calcext:value-type="float">
            <text:p>1.31913183279743</text:p>
          </table:table-cell>
          <table:table-cell office:value-type="float" office:value="0.144694533762058" calcext:value-type="float">
            <text:p>0.144694533762058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2" office:value-type="float" office:value="1.3581616481775" calcext:value-type="float">
            <text:p>1.3581616481775</text:p>
          </table:table-cell>
          <table:table-cell office:value-type="float" office:value="1.30665610142631" calcext:value-type="float">
            <text:p>1.30665610142631</text:p>
          </table:table-cell>
          <table:table-cell office:value-type="float" office:value="0.142630744849445" calcext:value-type="float">
            <text:p>0.142630744849445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3640625" calcext:value-type="float">
            <text:p>1.3640625</text:p>
          </table:table-cell>
          <table:table-cell office:value-type="float" office:value="1.3515625" calcext:value-type="float">
            <text:p>1.3515625</text:p>
          </table:table-cell>
          <table:table-cell office:value-type="float" office:value="1.31328125" calcext:value-type="float">
            <text:p>1.31328125</text:p>
          </table:table-cell>
          <table:table-cell office:value-type="float" office:value="0.140625" calcext:value-type="float">
            <text:p>0.140625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.36979969183359" calcext:value-type="float">
            <text:p>1.36979969183359</text:p>
          </table:table-cell>
          <table:table-cell office:value-type="float" office:value="1.35747303543914" calcext:value-type="float">
            <text:p>1.35747303543914</text:p>
          </table:table-cell>
          <table:table-cell office:value-type="float" office:value="1.30739599383667" calcext:value-type="float">
            <text:p>1.30739599383667</text:p>
          </table:table-cell>
          <table:table-cell office:value-type="float" office:value="0.200308166409862" calcext:value-type="float">
            <text:p>0.200308166409862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.36322188449848" calcext:value-type="float">
            <text:p>1.36322188449848</text:p>
          </table:table-cell>
          <table:table-cell office:value-type="float" office:value="1.35106382978723" calcext:value-type="float">
            <text:p>1.35106382978723</text:p>
          </table:table-cell>
          <table:table-cell office:value-type="float" office:value="1.30775075987842" calcext:value-type="float">
            <text:p>1.30775075987842</text:p>
          </table:table-cell>
          <table:table-cell office:value-type="float" office:value="0.197568389057751" calcext:value-type="float">
            <text:p>0.197568389057751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2" office:value-type="float" office:value="1.3568215892054" calcext:value-type="float">
            <text:p>1.3568215892054</text:p>
          </table:table-cell>
          <table:table-cell office:value-type="float" office:value="1.31409295352324" calcext:value-type="float">
            <text:p>1.31409295352324</text:p>
          </table:table-cell>
          <table:table-cell office:value-type="float" office:value="0.170914542728636" calcext:value-type="float">
            <text:p>0.170914542728636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.36242603550296" calcext:value-type="float">
            <text:p>1.36242603550296</text:p>
          </table:table-cell>
          <table:table-cell office:value-type="float" office:value="1.35059171597633" calcext:value-type="float">
            <text:p>1.35059171597633</text:p>
          </table:table-cell>
          <table:table-cell office:value-type="float" office:value="1.30843195266272" calcext:value-type="float">
            <text:p>1.30843195266272</text:p>
          </table:table-cell>
          <table:table-cell office:value-type="float" office:value="0.180473372781065" calcext:value-type="float">
            <text:p>0.180473372781065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2" office:value-type="float" office:value="1.35620437956204" calcext:value-type="float">
            <text:p>1.35620437956204</text:p>
          </table:table-cell>
          <table:table-cell office:value-type="float" office:value="1.30875912408759" calcext:value-type="float">
            <text:p>1.30875912408759</text:p>
          </table:table-cell>
          <table:table-cell office:value-type="float" office:value="0.224817518248175" calcext:value-type="float">
            <text:p>0.224817518248175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.36167146974063" calcext:value-type="float">
            <text:p>1.36167146974063</text:p>
          </table:table-cell>
          <table:table-cell office:value-type="float" office:value="1.35014409221902" calcext:value-type="float">
            <text:p>1.35014409221902</text:p>
          </table:table-cell>
          <table:table-cell office:value-type="float" office:value="1.30475504322767" calcext:value-type="float">
            <text:p>1.30475504322767</text:p>
          </table:table-cell>
          <table:table-cell office:value-type="float" office:value="0.219020172910663" calcext:value-type="float">
            <text:p>0.219020172910663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2" office:value-type="float" office:value="1.35561877667141" calcext:value-type="float">
            <text:p>1.35561877667141</text:p>
          </table:table-cell>
          <table:table-cell office:value-type="float" office:value="1.30085348506401" calcext:value-type="float">
            <text:p>1.30085348506401</text:p>
          </table:table-cell>
          <table:table-cell office:value-type="float" office:value="0.209103840682788" calcext:value-type="float">
            <text:p>0.209103840682788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11001011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11001110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2" office:value-type="float" office:value="1.3497191011236" calcext:value-type="float">
            <text:p>1.3497191011236</text:p>
          </table:table-cell>
          <table:table-cell office:value-type="float" office:value="1.29705056179775" calcext:value-type="float">
            <text:p>1.29705056179775</text:p>
          </table:table-cell>
          <table:table-cell office:value-type="float" office:value="0.175561797752809" calcext:value-type="float">
            <text:p>0.175561797752809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11001011110000010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11001110001010101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2" office:value-type="float" office:value="1.35506241331484" calcext:value-type="float">
            <text:p>1.35506241331484</text:p>
          </table:table-cell>
          <table:table-cell office:value-type="float" office:value="1.3120665742025" calcext:value-type="float">
            <text:p>1.3120665742025</text:p>
          </table:table-cell>
          <table:table-cell office:value-type="float" office:value="0.174757281553398" calcext:value-type="float">
            <text:p>0.174757281553398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11001011110000010100010100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11001110001010101110101100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.36027397260274" calcext:value-type="float">
            <text:p>1.36027397260274</text:p>
          </table:table-cell>
          <table:table-cell office:value-type="float" office:value="1.34931506849315" calcext:value-type="float">
            <text:p>1.34931506849315</text:p>
          </table:table-cell>
          <table:table-cell office:value-type="float" office:value="1.32054794520548" calcext:value-type="float">
            <text:p>1.32054794520548</text:p>
          </table:table-cell>
          <table:table-cell office:value-type="float" office:value="0.189041095890411" calcext:value-type="float">
            <text:p>0.189041095890411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11001011110000010100010100001111100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110011100010101011101011001000110101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.36535859269283" calcext:value-type="float">
            <text:p>1.36535859269283</text:p>
          </table:table-cell>
          <table:table-cell office:value-type="float" office:value="1.35453315290934" calcext:value-type="float">
            <text:p>1.35453315290934</text:p>
          </table:table-cell>
          <table:table-cell office:value-type="float" office:value="1.3105548037889" calcext:value-type="float">
            <text:p>1.3105548037889</text:p>
          </table:table-cell>
          <table:table-cell office:value-type="float" office:value="0.212449255751015" calcext:value-type="float">
            <text:p>0.212449255751015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11001011110000010100010100001111100010110101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11001110001010101110101100100011010100110000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2" office:value-type="float" office:value="1.3596256684492" calcext:value-type="float">
            <text:p>1.3596256684492</text:p>
          </table:table-cell>
          <table:table-cell office:value-type="float" office:value="1.31283422459893" calcext:value-type="float">
            <text:p>1.31283422459893</text:p>
          </table:table-cell>
          <table:table-cell office:value-type="float" office:value="0.20187165775401" calcext:value-type="float">
            <text:p>0.20187165775401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11001011110000010100010100001111100010110101110001101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11001110001010101110101100100011010100110000101100100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2" office:value-type="float" office:value="1.36459709379128" calcext:value-type="float">
            <text:p>1.36459709379128</text:p>
          </table:table-cell>
          <table:table-cell office:value-type="float" office:value="1.30911492734478" calcext:value-type="float">
            <text:p>1.30911492734478</text:p>
          </table:table-cell>
          <table:table-cell office:value-type="float" office:value="0.1889035667107" calcext:value-type="float">
            <text:p>0.1889035667107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11001011110000010100010100001111100010110101110001101000010111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11001110001010101110101100100011010100110000101100100001100010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2" office:value-type="float" office:value="1.35900783289817" calcext:value-type="float">
            <text:p>1.35900783289817</text:p>
          </table:table-cell>
          <table:table-cell office:value-type="float" office:value="1.30548302872063" calcext:value-type="float">
            <text:p>1.30548302872063</text:p>
          </table:table-cell>
          <table:table-cell office:value-type="float" office:value="0.204960835509138" calcext:value-type="float">
            <text:p>0.204960835509138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11001011110000010100010100001111100010110101110001101000010111110110100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11001110001010101110101100100011010100110000101100100001100010010111110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.35354838709677" calcext:value-type="float">
            <text:p>1.35354838709677</text:p>
          </table:table-cell>
          <table:table-cell office:value-type="float" office:value="1.36387096774194" calcext:value-type="float">
            <text:p>1.36387096774194</text:p>
          </table:table-cell>
          <table:table-cell office:value-type="float" office:value="1.30193548387097" calcext:value-type="float">
            <text:p>1.30193548387097</text:p>
          </table:table-cell>
          <table:table-cell office:value-type="float" office:value="0.218064516129032" calcext:value-type="float">
            <text:p>0.218064516129032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11001011110000010100010100001111100010110101110001101000010111110110100111001101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11001110001010101110101100100011010100110000101100100001100010010111110111101000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2" office:value-type="float" office:value="1.35841836734694" calcext:value-type="float">
            <text:p>1.35841836734694</text:p>
          </table:table-cell>
          <table:table-cell office:value-type="float" office:value="1.30420918367347" calcext:value-type="float">
            <text:p>1.30420918367347</text:p>
          </table:table-cell>
          <table:table-cell office:value-type="float" office:value="0.207908163265306" calcext:value-type="float">
            <text:p>0.207908163265306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11001011110000010100010100001111100010110101110001101000010111110110100111001101000000011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11001110001010101110101100100011010100110000101100100001100010010111110111101000101000100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.3530895334174" calcext:value-type="float">
            <text:p>1.3530895334174</text:p>
          </table:table-cell>
          <table:table-cell office:value-type="float" office:value="1.36317780580076" calcext:value-type="float">
            <text:p>1.36317780580076</text:p>
          </table:table-cell>
          <table:table-cell office:value-type="float" office:value="1.30075662042875" calcext:value-type="float">
            <text:p>1.30075662042875</text:p>
          </table:table-cell>
          <table:table-cell office:value-type="float" office:value="0.209331651954602" calcext:value-type="float">
            <text:p>0.209331651954602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11001011110000010100010100001111100010110101110001101000010111110110100111001101000000011000101101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11001110001010101110101100100011010100110000101100100001100010010111110111101000101000100001001110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2" office:value-type="float" office:value="1.35785536159601" calcext:value-type="float">
            <text:p>1.35785536159601</text:p>
          </table:table-cell>
          <table:table-cell office:value-type="float" office:value="1.30860349127182" calcext:value-type="float">
            <text:p>1.30860349127182</text:p>
          </table:table-cell>
          <table:table-cell office:value-type="float" office:value="0.221945137157107" calcext:value-type="float">
            <text:p>0.221945137157107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11001011110000010100010100001111100010110101110001101000010111110110100111001101000000011000101101101011100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11001110001010101110101100100011010100110000101100100001100010010111110111101000101000100001001110110110101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2" office:value-type="float" office:value="1.35265104808878" calcext:value-type="float">
            <text:p>1.35265104808878</text:p>
          </table:table-cell>
          <table:table-cell office:value-type="float" office:value="1.29963008631319" calcext:value-type="float">
            <text:p>1.29963008631319</text:p>
          </table:table-cell>
          <table:table-cell office:value-type="float" office:value="0.214549938347719" calcext:value-type="float">
            <text:p>0.214549938347719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11001011110000010100010100001111100010110101110001101000010111110110100111001101000000011000101101101011100001010010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11001110001010101110101100100011010100110000101100100001100010010111110111101000101000100001001110110110101101001000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2" office:value-type="float" office:value="1.35731707317073" calcext:value-type="float">
            <text:p>1.35731707317073</text:p>
          </table:table-cell>
          <table:table-cell office:value-type="float" office:value="1.30731707317073" calcext:value-type="float">
            <text:p>1.30731707317073</text:p>
          </table:table-cell>
          <table:table-cell office:value-type="float" office:value="0.224390243902439" calcext:value-type="float">
            <text:p>0.224390243902439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11001011110000010100010100001111100010110101110001101000010111110110100111001101000000011000101101101011100001010010010111001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11001110001010101110101100100011010100110000101100100001100010010111110111101000101000100001001110110110101101001000111000110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2" office:value-type="float" office:value="1.35223160434258" calcext:value-type="float">
            <text:p>1.35223160434258</text:p>
          </table:table-cell>
          <table:table-cell office:value-type="float" office:value="1.30398069963812" calcext:value-type="float">
            <text:p>1.30398069963812</text:p>
          </table:table-cell>
          <table:table-cell office:value-type="float" office:value="0.20627261761158" calcext:value-type="float">
            <text:p>0.20627261761158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11001011110000010100010100001111100010110101110001101000010111110110100111001101000000011000101101101011100001010010010111001100000000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11001110001010101110101100100011010100110000101100100001100010010111110111101000101000100001001110110110101101001000111000110010101110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.3472553699284" calcext:value-type="float">
            <text:p>1.3472553699284</text:p>
          </table:table-cell>
          <table:table-cell office:value-type="float" office:value="1.35680190930788" calcext:value-type="float">
            <text:p>1.35680190930788</text:p>
          </table:table-cell>
          <table:table-cell office:value-type="float" office:value="1.29534606205251" calcext:value-type="float">
            <text:p>1.29534606205251</text:p>
          </table:table-cell>
          <table:table-cell office:value-type="float" office:value="0.19689737470167" calcext:value-type="float">
            <text:p>0.19689737470167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11001011110000010100010100001111100010110101110001101000010111110110100111001101000000011000101101101011100001010010010111001100000000011111000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11001110001010101110101100100011010100110000101100100001100010010111110111101000101000100001001110110110101101001000111000110010101110000100010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2" office:value-type="float" office:value="1.35182998819362" calcext:value-type="float">
            <text:p>1.35182998819362</text:p>
          </table:table-cell>
          <table:table-cell office:value-type="float" office:value="1.29752066115702" calcext:value-type="float">
            <text:p>1.29752066115702</text:p>
          </table:table-cell>
          <table:table-cell office:value-type="float" office:value="0.208972845336482" calcext:value-type="float">
            <text:p>0.208972845336482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11001011110000010100010100001111100010110101110001101000010111110110100111001101000000011000101101101011100001010010010111001100000000011111000010000010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110011100010101011101011001000110101001100001011001000011000100101111101111010001010001000010011101101101011010010001110001100101011100001000100110110101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2" office:value-type="float" office:value="1.34696261682243" calcext:value-type="float">
            <text:p>1.34696261682243</text:p>
          </table:table-cell>
          <table:table-cell office:value-type="float" office:value="1.30490654205607" calcext:value-type="float">
            <text:p>1.30490654205607</text:p>
          </table:table-cell>
          <table:table-cell office:value-type="float" office:value="0.202102803738318" calcext:value-type="float">
            <text:p>0.202102803738318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11001011110000010100010100001111100010110101110001101000010111110110100111001101000000011000101101101011100001010010010111001100000000011111000010000010110011011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11001110001010101110101100100011010100110000101100100001100010010111110111101000101000100001001110110110101101001000111000110010101110000100010011011010101001010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2" office:value-type="float" office:value="1.3514450867052" calcext:value-type="float">
            <text:p>1.3514450867052</text:p>
          </table:table-cell>
          <table:table-cell office:value-type="float" office:value="1.30173410404624" calcext:value-type="float">
            <text:p>1.30173410404624</text:p>
          </table:table-cell>
          <table:table-cell office:value-type="float" office:value="0.211560693641619" calcext:value-type="float">
            <text:p>0.211560693641619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11001011110000010100010100001111100010110101110001101000010111110110100111001101000000011000101101101011100001010010010111001100000000011111000010000010110011011010100001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110011100010101011101011001000110101001100001011001000011000100101111101111010001010001000010011101101101011010010001110001100101011100001000100110110101010010100000010101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.3466819221968" calcext:value-type="float">
            <text:p>1.3466819221968</text:p>
          </table:table-cell>
          <table:table-cell office:value-type="float" office:value="1.3558352402746" calcext:value-type="float">
            <text:p>1.3558352402746</text:p>
          </table:table-cell>
          <table:table-cell office:value-type="float" office:value="1.30377574370709" calcext:value-type="float">
            <text:p>1.30377574370709</text:p>
          </table:table-cell>
          <table:table-cell office:value-type="float" office:value="0.202517162471396" calcext:value-type="float">
            <text:p>0.202517162471396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110010111100000101000101000011111000101101011100011010000101111101101001110011010000000110001011011010111000010100100101110011000000000111110000100000101100110110101000010111010111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11001110001010101110101100100011010100110000101100100001100010010111110111101000101000100001001110110110101101001000111000110010101110000100010011011010101001010000001010111111101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2" office:value-type="float" office:value="1.35107587768969" calcext:value-type="float">
            <text:p>1.35107587768969</text:p>
          </table:table-cell>
          <table:table-cell office:value-type="float" office:value="1.30577576443941" calcext:value-type="float">
            <text:p>1.30577576443941</text:p>
          </table:table-cell>
          <table:table-cell office:value-type="float" office:value="0.193657984144961" calcext:value-type="float">
            <text:p>0.193657984144961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11001011110000010100010100001111100010110101110001101000010111110110100111001101000000011000101101101011100001010010010111001100000000011111000010000010110011011010100001011101011111000001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11001110001010101110101100100011010100110000101100100001100010010111110111101000101000100001001110110110101101001000111000110010101110000100010011011010101001010000001010111111101011000010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.34641255605381" calcext:value-type="float">
            <text:p>1.34641255605381</text:p>
          </table:table-cell>
          <table:table-cell office:value-type="float" office:value="1.35538116591928" calcext:value-type="float">
            <text:p>1.35538116591928</text:p>
          </table:table-cell>
          <table:table-cell office:value-type="float" office:value="1.30269058295964" calcext:value-type="float">
            <text:p>1.30269058295964</text:p>
          </table:table-cell>
          <table:table-cell office:value-type="float" office:value="0.184977578475336" calcext:value-type="float">
            <text:p>0.184977578475336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11001011110000010100010100001111100010110101110001101000010111110110100111001101000000011000101101101011100001010010010111001100000000011111000010000010110011011010100001011101011111000001001101100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11001110001010101110101100100011010100110000101100100001100010010111110111101000101000100001001110110110101101001000111000110010101110000100010011011010101001010000001010111111101011000010001100111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.34184239733629" calcext:value-type="float">
            <text:p>1.34184239733629</text:p>
          </table:table-cell>
          <table:table-cell office:value-type="float" office:value="1.35072142064373" calcext:value-type="float">
            <text:p>1.35072142064373</text:p>
          </table:table-cell>
          <table:table-cell office:value-type="float" office:value="1.28967813540511" calcext:value-type="float">
            <text:p>1.28967813540511</text:p>
          </table:table-cell>
          <table:table-cell office:value-type="float" office:value="0.188679245283019" calcext:value-type="float">
            <text:p>0.188679245283019</text:p>
          </table:table-cell>
          <table:table-cell office:value-type="string" calcext:value-type="string">
            <text:p>0101111110100100010110101110111001111101001111101010101000110101101101001010000101111111010011101011001110110000010001001100001111101011100111001001001001110011011011011010000100100101010100110011001001110101001100110111001101011001111100001110011011101000110001111101110111000010100110110010001010001000000111100110011011010011011011010011000000000011010010011111100010100011110110101011000100111011000000110010111001110011101100111101000000001101101000011000111011111011010100011010101001001001110000111011010011110100111101101100111001110100010011100110000000101111100110010011000110010011000100111111110001001110011011011001100110101111001010010100100000000111101100101100111101110111101100110010111100000101000101000011111000101101011100011010000101111101101001110011010000000110001011011010111000010100100101110011000000000111110000100000101100110110101000010111010111110000010011011000110010010</text:p>
          </table:table-cell>
          <table:table-cell office:value-type="string" calcext:value-type="string">
            <text:p>001000100001111110100100110010010110100100011110111110110001010010100010000011011110000011000101010111101001001111111111100011011011110110000001111111110100001110110011100010101000100011111101011100010000110100000110101100001000100110010101100000010001100101001001110100111010110010110110011000101010110101111001010000100000100101011101111000010110001111011001010011100000100111001110011111000001011001111000110110100100111101110110111101100001011010110010001101001011100011010100101110101011100101010100000010000100000111011010000110100110010001101100111111111011011111011000010000000101111110101000100001011000001110001010110001100011110011110101110000000111000101000011110001000011101100010111001110001010101110101100100011010100110000101100100001100010010111110111101000101000100001001110110110101101001000111000110010101110000100010011011010101001010000001010111111101011000010001100111001101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01T20:28:16.944535439</dc:date>
    <meta:editing-duration>PT1M14S</meta:editing-duration>
    <meta:editing-cycles>1</meta:editing-cycles>
    <meta:document-statistic meta:table-count="1" meta:cell-count="707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615cm" svg:height="17.793cm" xlink:href=".." xlink:type="simple" chart:class="chart:line" chart:style-name="ch1">
        <chart:legend chart:legend-position="end" svg:x="26.408cm" svg:y="7.85cm" style:legend-expansion="high" chart:style-name="ch2"/>
        <chart:plot-area chart:style-name="ch3" table:cell-range-address="Tests_With_Crossed_as_Joint.B1:Tests_With_Crossed_as_Joint.E101" chart:data-source-has-labels="row" svg:x="0.632cm" svg:y="0.355cm" svg:width="25.144cm" svg:height="17.083cm">
          <chartooo:coordinate-region svg:x="1.465cm" svg:y="0.554cm" svg:width="24.171cm" svg:height="16.6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s_With_Crossed_as_Joint.B2:Tests_With_Crossed_as_Joint.B101" chart:label-cell-address="Tests_With_Crossed_as_Joint.B1:Tests_With_Crossed_as_Joint.B1" chart:class="chart:line">
            <chart:data-point chart:repeated="100"/>
          </chart:series>
          <chart:series chart:style-name="ch7" chart:values-cell-range-address="Tests_With_Crossed_as_Joint.C2:Tests_With_Crossed_as_Joint.C101" chart:label-cell-address="Tests_With_Crossed_as_Joint.C1:Tests_With_Crossed_as_Joint.C1" chart:class="chart:line">
            <chart:data-point chart:repeated="100"/>
          </chart:series>
          <chart:series chart:style-name="ch8" chart:values-cell-range-address="Tests_With_Crossed_as_Joint.D2:Tests_With_Crossed_as_Joint.D101" chart:label-cell-address="Tests_With_Crossed_as_Joint.D1:Tests_With_Crossed_as_Joint.D1" chart:class="chart:line">
            <chart:data-point chart:repeated="100"/>
          </chart:series>
          <chart:series chart:style-name="ch9" chart:values-cell-range-address="Tests_With_Crossed_as_Joint.E2:Tests_With_Crossed_as_Joint.E101" chart:label-cell-address="Tests_With_Crossed_as_Joint.E1:Tests_With_Crossed_as_Joint.E1" chart:class="chart:line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ompression ratio of s1</text:p>
                <draw:g>
                  <svg:desc>Tests_With_Crossed_as_Joint.B1:Tests_With_Crossed_as_Joint.B1</svg:desc>
                </draw:g>
              </table:table-cell>
              <table:table-cell office:value-type="string">
                <text:p> compression ratio of s2</text:p>
                <draw:g>
                  <svg:desc>Tests_With_Crossed_as_Joint.C1:Tests_With_Crossed_as_Joint.C1</svg:desc>
                </draw:g>
              </table:table-cell>
              <table:table-cell office:value-type="string">
                <text:p> joint compression</text:p>
                <draw:g>
                  <svg:desc>Tests_With_Crossed_as_Joint.D1:Tests_With_Crossed_as_Joint.D1</svg:desc>
                </draw:g>
              </table:table-cell>
              <table:table-cell office:value-type="string">
                <text:p>Mutual compression ratio</text:p>
                <draw:g>
                  <svg:desc>Tests_With_Crossed_as_Joint.E1:Tests_With_Crossed_as_Join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">
                <text:p>1.7</text:p>
                <draw:g>
                  <svg:desc>Tests_With_Crossed_as_Joint.B2:Tests_With_Crossed_as_Joint.B101</svg:desc>
                </draw:g>
              </table:table-cell>
              <table:table-cell office:value-type="float" office:value="1.4">
                <text:p>1.4</text:p>
                <draw:g>
                  <svg:desc>Tests_With_Crossed_as_Joint.C2:Tests_With_Crossed_as_Joint.C101</svg:desc>
                </draw:g>
              </table:table-cell>
              <table:table-cell office:value-type="float" office:value="1.85">
                <text:p>1.85</text:p>
                <draw:g>
                  <svg:desc>Tests_With_Crossed_as_Joint.D2:Tests_With_Crossed_as_Joint.D101</svg:desc>
                </draw:g>
              </table:table-cell>
              <table:table-cell office:value-type="float" office:value="-0.600000000000001">
                <text:p>-0.600000000000001</text:p>
                <draw:g>
                  <svg:desc>Tests_With_Crossed_as_Joint.E2:Tests_With_Crossed_as_Joint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3684210526316">
                <text:p>1.73684210526316</text:p>
              </table:table-cell>
              <table:table-cell office:value-type="float" office:value="1.73684210526316">
                <text:p>1.73684210526316</text:p>
              </table:table-cell>
              <table:table-cell office:value-type="float" office:value="1.68421052631579">
                <text:p>1.68421052631579</text:p>
              </table:table-cell>
              <table:table-cell office:value-type="float" office:value="0.631578947368421">
                <text:p>0.631578947368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0714285714286">
                <text:p>1.60714285714286</text:p>
              </table:table-cell>
              <table:table-cell office:value-type="float" office:value="1.60714285714286">
                <text:p>1.60714285714286</text:p>
              </table:table-cell>
              <table:table-cell office:value-type="float" office:value="1.58928571428571">
                <text:p>1.5892857142857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9459459459459">
                <text:p>1.59459459459459</text:p>
              </table:table-cell>
              <table:table-cell office:value-type="float" office:value="1.43243243243243">
                <text:p>1.43243243243243</text:p>
              </table:table-cell>
              <table:table-cell office:value-type="float" office:value="1.54054054054054">
                <text:p>1.54054054054054</text:p>
              </table:table-cell>
              <table:table-cell office:value-type="float" office:value="0.0540540540540544">
                <text:p>0.05405405405405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39130434782609">
                <text:p>1.39130434782609</text:p>
              </table:table-cell>
              <table:table-cell office:value-type="float" office:value="1.45652173913043">
                <text:p>1.45652173913043</text:p>
              </table:table-cell>
              <table:table-cell office:value-type="float" office:value="0.0652173913043477">
                <text:p>0.06521739130434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2727272727273">
                <text:p>1.52727272727273</text:p>
              </table:table-cell>
              <table:table-cell office:value-type="float" office:value="1.43636363636364">
                <text:p>1.43636363636364</text:p>
              </table:table-cell>
              <table:table-cell office:value-type="float" office:value="1.5">
                <text:p>1.5</text:p>
              </table:table-cell>
              <table:table-cell office:value-type="float" office:value="-0.0363636363636362">
                <text:p>-0.03636363636363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46875">
                <text:p>1.546875</text:p>
              </table:table-cell>
              <table:table-cell office:value-type="float" office:value="1.46875">
                <text:p>1.46875</text:p>
              </table:table-cell>
              <table:table-cell office:value-type="float" office:value="1.5234375">
                <text:p>1.5234375</text:p>
              </table:table-cell>
              <table:table-cell office:value-type="float" office:value="0.15625">
                <text:p>0.15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9315068493151">
                <text:p>1.49315068493151</text:p>
              </table:table-cell>
              <table:table-cell office:value-type="float" office:value="1.42465753424658">
                <text:p>1.42465753424658</text:p>
              </table:table-cell>
              <table:table-cell office:value-type="float" office:value="1.5">
                <text:p>1.5</text:p>
              </table:table-cell>
              <table:table-cell office:value-type="float" office:value="0.0273972602739723">
                <text:p>0.0273972602739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1219512195122">
                <text:p>1.51219512195122</text:p>
              </table:table-cell>
              <table:table-cell office:value-type="float" office:value="1.45121951219512">
                <text:p>1.45121951219512</text:p>
              </table:table-cell>
              <table:table-cell office:value-type="float" office:value="1.44512195121951">
                <text:p>1.44512195121951</text:p>
              </table:table-cell>
              <table:table-cell office:value-type="float" office:value="0.170731707317073">
                <text:p>0.1707317073170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47252747252747">
                <text:p>1.47252747252747</text:p>
              </table:table-cell>
              <table:table-cell office:value-type="float" office:value="1.41758241758242">
                <text:p>1.41758241758242</text:p>
              </table:table-cell>
              <table:table-cell office:value-type="float" office:value="1.46703296703297">
                <text:p>1.46703296703297</text:p>
              </table:table-cell>
              <table:table-cell office:value-type="float" office:value="0.0659340659340661">
                <text:p>0.06593406593406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47">
                <text:p>1.47</text:p>
              </table:table-cell>
              <table:table-cell office:value-type="float" office:value="1.47">
                <text:p>1.47</text:p>
              </table:table-cell>
              <table:table-cell office:value-type="float" office:value="1.455">
                <text:p>1.455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5871559633028">
                <text:p>1.45871559633028</text:p>
              </table:table-cell>
              <table:table-cell office:value-type="float" office:value="1.45871559633028">
                <text:p>1.45871559633028</text:p>
              </table:table-cell>
              <table:table-cell office:value-type="float" office:value="1.41743119266055">
                <text:p>1.41743119266055</text:p>
              </table:table-cell>
              <table:table-cell office:value-type="float" office:value="0.110091743119266">
                <text:p>0.1100917431192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5">
                <text:p>1.5</text:p>
              </table:table-cell>
              <table:table-cell office:value-type="float" office:value="1.44915254237288">
                <text:p>1.44915254237288</text:p>
              </table:table-cell>
              <table:table-cell office:value-type="float" office:value="1.44915254237288">
                <text:p>1.44915254237288</text:p>
              </table:table-cell>
              <table:table-cell office:value-type="float" office:value="0.11864406779661">
                <text:p>0.118644067796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48818897637795">
                <text:p>1.48818897637795</text:p>
              </table:table-cell>
              <table:table-cell office:value-type="float" office:value="1.48818897637795">
                <text:p>1.48818897637795</text:p>
              </table:table-cell>
              <table:table-cell office:value-type="float" office:value="1.45669291338583">
                <text:p>1.45669291338583</text:p>
              </table:table-cell>
              <table:table-cell office:value-type="float" office:value="0.251968503937008">
                <text:p>0.2519685039370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7794117647059">
                <text:p>1.47794117647059</text:p>
              </table:table-cell>
              <table:table-cell office:value-type="float" office:value="1.47794117647059">
                <text:p>1.47794117647059</text:p>
              </table:table-cell>
              <table:table-cell office:value-type="float" office:value="1.41176470588235">
                <text:p>1.41176470588235</text:p>
              </table:table-cell>
              <table:table-cell office:value-type="float" office:value="0.279411764705883">
                <text:p>0.2794117647058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1034482758621">
                <text:p>1.51034482758621</text:p>
              </table:table-cell>
              <table:table-cell office:value-type="float" office:value="1.46896551724138">
                <text:p>1.46896551724138</text:p>
              </table:table-cell>
              <table:table-cell office:value-type="float" office:value="1.4448275862069">
                <text:p>1.4448275862069</text:p>
              </table:table-cell>
              <table:table-cell office:value-type="float" office:value="0.289655172413793">
                <text:p>0.2896551724137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6103896103896">
                <text:p>1.46103896103896</text:p>
              </table:table-cell>
              <table:table-cell office:value-type="float" office:value="1.46103896103896">
                <text:p>1.46103896103896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0.188311688311689">
                <text:p>0.1883116883116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45398773006135">
                <text:p>1.45398773006135</text:p>
              </table:table-cell>
              <table:table-cell office:value-type="float" office:value="1.45398773006135">
                <text:p>1.45398773006135</text:p>
              </table:table-cell>
              <table:table-cell office:value-type="float" office:value="1.41411042944785">
                <text:p>1.41411042944785</text:p>
              </table:table-cell>
              <table:table-cell office:value-type="float" office:value="0.171779141104294">
                <text:p>0.17177914110429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44767441860465">
                <text:p>1.44767441860465</text:p>
              </table:table-cell>
              <table:table-cell office:value-type="float" office:value="1.44767441860465">
                <text:p>1.44767441860465</text:p>
              </table:table-cell>
              <table:table-cell office:value-type="float" office:value="1.40116279069767">
                <text:p>1.40116279069767</text:p>
              </table:table-cell>
              <table:table-cell office:value-type="float" office:value="0.116279069767442">
                <text:p>0.1162790697674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40883977900552">
                <text:p>1.40883977900552</text:p>
              </table:table-cell>
              <table:table-cell office:value-type="float" office:value="1.44198895027624">
                <text:p>1.44198895027624</text:p>
              </table:table-cell>
              <table:table-cell office:value-type="float" office:value="1.37016574585635">
                <text:p>1.37016574585635</text:p>
              </table:table-cell>
              <table:table-cell office:value-type="float" office:value="0.116022099447514">
                <text:p>0.1160220994475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43684210526316">
                <text:p>1.43684210526316</text:p>
              </table:table-cell>
              <table:table-cell office:value-type="float" office:value="1.40526315789474">
                <text:p>1.40526315789474</text:p>
              </table:table-cell>
              <table:table-cell office:value-type="float" office:value="1.39736842105263">
                <text:p>1.39736842105263</text:p>
              </table:table-cell>
              <table:table-cell office:value-type="float" office:value="0.105263157894737">
                <text:p>0.105263157894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0201005025126">
                <text:p>1.40201005025126</text:p>
              </table:table-cell>
              <table:table-cell office:value-type="float" office:value="1.4321608040201">
                <text:p>1.4321608040201</text:p>
              </table:table-cell>
              <table:table-cell office:value-type="float" office:value="1.36934673366834">
                <text:p>1.36934673366834</text:p>
              </table:table-cell>
              <table:table-cell office:value-type="float" office:value="0.0954773869346735">
                <text:p>0.09547738693467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9903846153846">
                <text:p>1.39903846153846</text:p>
              </table:table-cell>
              <table:table-cell office:value-type="float" office:value="1.42788461538462">
                <text:p>1.42788461538462</text:p>
              </table:table-cell>
              <table:table-cell office:value-type="float" office:value="1.37740384615385">
                <text:p>1.37740384615385</text:p>
              </table:table-cell>
              <table:table-cell office:value-type="float" office:value="0.0865384615384612">
                <text:p>0.08653846153846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3963133640553">
                <text:p>1.3963133640553</text:p>
              </table:table-cell>
              <table:table-cell office:value-type="float" office:value="1.3963133640553">
                <text:p>1.3963133640553</text:p>
              </table:table-cell>
              <table:table-cell office:value-type="float" office:value="1.36866359447005">
                <text:p>1.36866359447005</text:p>
              </table:table-cell>
              <table:table-cell office:value-type="float" office:value="0.0875576036866361">
                <text:p>0.087557603686636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39380530973451">
                <text:p>1.39380530973451</text:p>
              </table:table-cell>
              <table:table-cell office:value-type="float" office:value="1.39380530973451">
                <text:p>1.39380530973451</text:p>
              </table:table-cell>
              <table:table-cell office:value-type="float" office:value="1.37610619469027">
                <text:p>1.37610619469027</text:p>
              </table:table-cell>
              <table:table-cell office:value-type="float" office:value="0.0486725663716814">
                <text:p>0.04867256637168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39148936170213">
                <text:p>1.39148936170213</text:p>
              </table:table-cell>
              <table:table-cell office:value-type="float" office:value="1.39148936170213">
                <text:p>1.39148936170213</text:p>
              </table:table-cell>
              <table:table-cell office:value-type="float" office:value="1.38297872340426">
                <text:p>1.38297872340426</text:p>
              </table:table-cell>
              <table:table-cell office:value-type="float" office:value="-0.0170212765957447">
                <text:p>-0.01702127659574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4016393442623">
                <text:p>1.4016393442623</text:p>
              </table:table-cell>
              <table:table-cell office:value-type="float" office:value="1.43032786885246">
                <text:p>1.43032786885246</text:p>
              </table:table-cell>
              <table:table-cell office:value-type="float" office:value="1.40368852459016">
                <text:p>1.40368852459016</text:p>
              </table:table-cell>
              <table:table-cell office:value-type="float" office:value="0.163934426229508">
                <text:p>0.1639344262295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0711462450593">
                <text:p>1.40711462450593</text:p>
              </table:table-cell>
              <table:table-cell office:value-type="float" office:value="1.40711462450593">
                <text:p>1.40711462450593</text:p>
              </table:table-cell>
              <table:table-cell office:value-type="float" office:value="1.38142292490119">
                <text:p>1.38142292490119</text:p>
              </table:table-cell>
              <table:table-cell office:value-type="float" office:value="0.185770750988143">
                <text:p>0.185770750988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1221374045802">
                <text:p>1.41221374045802</text:p>
              </table:table-cell>
              <table:table-cell office:value-type="float" office:value="1.41221374045802">
                <text:p>1.41221374045802</text:p>
              </table:table-cell>
              <table:table-cell office:value-type="float" office:value="1.37404580152672">
                <text:p>1.37404580152672</text:p>
              </table:table-cell>
              <table:table-cell office:value-type="float" office:value="0.206106870229008">
                <text:p>0.2061068702290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169741697417">
                <text:p>1.4169741697417</text:p>
              </table:table-cell>
              <table:table-cell office:value-type="float" office:value="1.4169741697417">
                <text:p>1.4169741697417</text:p>
              </table:table-cell>
              <table:table-cell office:value-type="float" office:value="1.36715867158672">
                <text:p>1.36715867158672</text:p>
              </table:table-cell>
              <table:table-cell office:value-type="float" office:value="0.199261992619926">
                <text:p>0.1992619926199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2142857142857">
                <text:p>1.42142857142857</text:p>
              </table:table-cell>
              <table:table-cell office:value-type="float" office:value="1.42142857142857">
                <text:p>1.42142857142857</text:p>
              </table:table-cell>
              <table:table-cell office:value-type="float" office:value="1.34821428571429">
                <text:p>1.34821428571429</text:p>
              </table:table-cell>
              <table:table-cell office:value-type="float" office:value="0.217857142857143">
                <text:p>0.2178571428571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40138408304498">
                <text:p>1.40138408304498</text:p>
              </table:table-cell>
              <table:table-cell office:value-type="float" office:value="1.40138408304498">
                <text:p>1.40138408304498</text:p>
              </table:table-cell>
              <table:table-cell office:value-type="float" office:value="1.35813148788927">
                <text:p>1.35813148788927</text:p>
              </table:table-cell>
              <table:table-cell office:value-type="float" office:value="0.17993079584775">
                <text:p>0.179930795847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40604026845638">
                <text:p>1.40604026845638</text:p>
              </table:table-cell>
              <table:table-cell office:value-type="float" office:value="1.40604026845638">
                <text:p>1.40604026845638</text:p>
              </table:table-cell>
              <table:table-cell office:value-type="float" office:value="1.35738255033557">
                <text:p>1.35738255033557</text:p>
              </table:table-cell>
              <table:table-cell office:value-type="float" office:value="0.174496644295302">
                <text:p>0.1744966442953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1042345276873">
                <text:p>1.41042345276873</text:p>
              </table:table-cell>
              <table:table-cell office:value-type="float" office:value="1.41042345276873">
                <text:p>1.41042345276873</text:p>
              </table:table-cell>
              <table:table-cell office:value-type="float" office:value="1.35667752442997">
                <text:p>1.35667752442997</text:p>
              </table:table-cell>
              <table:table-cell office:value-type="float" office:value="0.169381107491857">
                <text:p>0.1693811074918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39240506329114">
                <text:p>1.39240506329114</text:p>
              </table:table-cell>
              <table:table-cell office:value-type="float" office:value="1.41455696202532">
                <text:p>1.41455696202532</text:p>
              </table:table-cell>
              <table:table-cell office:value-type="float" office:value="1.36867088607595">
                <text:p>1.36867088607595</text:p>
              </table:table-cell>
              <table:table-cell office:value-type="float" office:value="0.09493670886076">
                <text:p>0.094936708860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39692307692308">
                <text:p>1.39692307692308</text:p>
              </table:table-cell>
              <table:table-cell office:value-type="float" office:value="1.39692307692308">
                <text:p>1.39692307692308</text:p>
              </table:table-cell>
              <table:table-cell office:value-type="float" office:value="1.36769230769231">
                <text:p>1.36769230769231</text:p>
              </table:table-cell>
              <table:table-cell office:value-type="float" office:value="0.0984615384615384">
                <text:p>0.09846153846153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40119760479042">
                <text:p>1.40119760479042</text:p>
              </table:table-cell>
              <table:table-cell office:value-type="float" office:value="1.40119760479042">
                <text:p>1.40119760479042</text:p>
              </table:table-cell>
              <table:table-cell office:value-type="float" office:value="1.34281437125749">
                <text:p>1.34281437125749</text:p>
              </table:table-cell>
              <table:table-cell office:value-type="float" office:value="0.119760479041916">
                <text:p>0.1197604790419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0524781341108">
                <text:p>1.40524781341108</text:p>
              </table:table-cell>
              <table:table-cell office:value-type="float" office:value="1.40524781341108">
                <text:p>1.40524781341108</text:p>
              </table:table-cell>
              <table:table-cell office:value-type="float" office:value="1.37755102040816">
                <text:p>1.37755102040816</text:p>
              </table:table-cell>
              <table:table-cell office:value-type="float" office:value="0.139941690962099">
                <text:p>0.1399416909620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0909090909091">
                <text:p>1.40909090909091</text:p>
              </table:table-cell>
              <table:table-cell office:value-type="float" office:value="1.38920454545455">
                <text:p>1.38920454545455</text:p>
              </table:table-cell>
              <table:table-cell office:value-type="float" office:value="1.37642045454545">
                <text:p>1.37642045454545</text:p>
              </table:table-cell>
              <table:table-cell office:value-type="float" office:value="0.119318181818182">
                <text:p>0.1193181818181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1274238227147">
                <text:p>1.41274238227147</text:p>
              </table:table-cell>
              <table:table-cell office:value-type="float" office:value="1.39335180055402">
                <text:p>1.39335180055402</text:p>
              </table:table-cell>
              <table:table-cell office:value-type="float" office:value="1.36426592797784">
                <text:p>1.36426592797784</text:p>
              </table:table-cell>
              <table:table-cell office:value-type="float" office:value="0.116343490304709">
                <text:p>0.1163434903047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1621621621622">
                <text:p>1.41621621621622</text:p>
              </table:table-cell>
              <table:table-cell office:value-type="float" office:value="1.37837837837838">
                <text:p>1.37837837837838</text:p>
              </table:table-cell>
              <table:table-cell office:value-type="float" office:value="1.36351351351351">
                <text:p>1.36351351351351</text:p>
              </table:table-cell>
              <table:table-cell office:value-type="float" office:value="0.118918918918919">
                <text:p>0.1189189189189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1952506596306">
                <text:p>1.41952506596306</text:p>
              </table:table-cell>
              <table:table-cell office:value-type="float" office:value="1.38258575197889">
                <text:p>1.38258575197889</text:p>
              </table:table-cell>
              <table:table-cell office:value-type="float" office:value="1.35224274406332">
                <text:p>1.35224274406332</text:p>
              </table:table-cell>
              <table:table-cell office:value-type="float" office:value="0.137203166226913">
                <text:p>0.1372031662269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0463917525773">
                <text:p>1.40463917525773</text:p>
              </table:table-cell>
              <table:table-cell office:value-type="float" office:value="1.38659793814433">
                <text:p>1.38659793814433</text:p>
              </table:table-cell>
              <table:table-cell office:value-type="float" office:value="1.37242268041237">
                <text:p>1.37242268041237</text:p>
              </table:table-cell>
              <table:table-cell office:value-type="float" office:value="0.0979381443298966">
                <text:p>0.0979381443298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080604534005">
                <text:p>1.4080604534005</text:p>
              </table:table-cell>
              <table:table-cell office:value-type="float" office:value="1.3904282115869">
                <text:p>1.3904282115869</text:p>
              </table:table-cell>
              <table:table-cell office:value-type="float" office:value="1.36146095717884">
                <text:p>1.36146095717884</text:p>
              </table:table-cell>
              <table:table-cell office:value-type="float" office:value="0.136020151133501">
                <text:p>0.1360201511335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41133004926108">
                <text:p>1.41133004926108</text:p>
              </table:table-cell>
              <table:table-cell office:value-type="float" office:value="1.37684729064039">
                <text:p>1.37684729064039</text:p>
              </table:table-cell>
              <table:table-cell office:value-type="float" office:value="1.36083743842365">
                <text:p>1.36083743842365</text:p>
              </table:table-cell>
              <table:table-cell office:value-type="float" office:value="0.0985221674876846">
                <text:p>0.09852216748768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4144578313253">
                <text:p>1.4144578313253</text:p>
              </table:table-cell>
              <table:table-cell office:value-type="float" office:value="1.38072289156627">
                <text:p>1.38072289156627</text:p>
              </table:table-cell>
              <table:table-cell office:value-type="float" office:value="1.36024096385542">
                <text:p>1.36024096385542</text:p>
              </table:table-cell>
              <table:table-cell office:value-type="float" office:value="0.134939759036145">
                <text:p>0.13493975903614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41745283018868">
                <text:p>1.41745283018868</text:p>
              </table:table-cell>
              <table:table-cell office:value-type="float" office:value="1.38443396226415">
                <text:p>1.38443396226415</text:p>
              </table:table-cell>
              <table:table-cell office:value-type="float" office:value="1.3502358490566">
                <text:p>1.3502358490566</text:p>
              </table:table-cell>
              <table:table-cell office:value-type="float" office:value="0.132075471698113">
                <text:p>0.1320754716981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40415704387991">
                <text:p>1.40415704387991</text:p>
              </table:table-cell>
              <table:table-cell office:value-type="float" office:value="1.38799076212471">
                <text:p>1.38799076212471</text:p>
              </table:table-cell>
              <table:table-cell office:value-type="float" office:value="1.36836027713626">
                <text:p>1.36836027713626</text:p>
              </table:table-cell>
              <table:table-cell office:value-type="float" office:value="0.115473441108545">
                <text:p>0.1154734411085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40723981900453">
                <text:p>1.40723981900453</text:p>
              </table:table-cell>
              <table:table-cell office:value-type="float" office:value="1.37556561085973">
                <text:p>1.37556561085973</text:p>
              </table:table-cell>
              <table:table-cell office:value-type="float" office:value="1.36764705882353">
                <text:p>1.36764705882353</text:p>
              </table:table-cell>
              <table:table-cell office:value-type="float" office:value="0.0995475113122173">
                <text:p>0.09954751131221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41019955654102">
                <text:p>1.41019955654102</text:p>
              </table:table-cell>
              <table:table-cell office:value-type="float" office:value="1.37915742793792">
                <text:p>1.37915742793792</text:p>
              </table:table-cell>
              <table:table-cell office:value-type="float" office:value="1.35809312638581">
                <text:p>1.35809312638581</text:p>
              </table:table-cell>
              <table:table-cell office:value-type="float" office:value="0.150776053215077">
                <text:p>0.1507760532150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9782608695652">
                <text:p>1.39782608695652</text:p>
              </table:table-cell>
              <table:table-cell office:value-type="float" office:value="1.36739130434783">
                <text:p>1.36739130434783</text:p>
              </table:table-cell>
              <table:table-cell office:value-type="float" office:value="1.36630434782609">
                <text:p>1.36630434782609</text:p>
              </table:table-cell>
              <table:table-cell office:value-type="float" office:value="0.121739130434783">
                <text:p>0.1217391304347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40085287846482">
                <text:p>1.40085287846482</text:p>
              </table:table-cell>
              <table:table-cell office:value-type="float" office:value="1.37100213219616">
                <text:p>1.37100213219616</text:p>
              </table:table-cell>
              <table:table-cell office:value-type="float" office:value="1.34861407249467">
                <text:p>1.34861407249467</text:p>
              </table:table-cell>
              <table:table-cell office:value-type="float" office:value="0.153518123667378">
                <text:p>0.15351812366737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0376569037657">
                <text:p>1.40376569037657</text:p>
              </table:table-cell>
              <table:table-cell office:value-type="float" office:value="1.35983263598326">
                <text:p>1.35983263598326</text:p>
              </table:table-cell>
              <table:table-cell office:value-type="float" office:value="1.34832635983264">
                <text:p>1.34832635983264</text:p>
              </table:table-cell>
              <table:table-cell office:value-type="float" office:value="0.154811715481171">
                <text:p>0.1548117154811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9219712525667">
                <text:p>1.39219712525667</text:p>
              </table:table-cell>
              <table:table-cell office:value-type="float" office:value="1.36344969199179">
                <text:p>1.36344969199179</text:p>
              </table:table-cell>
              <table:table-cell office:value-type="float" office:value="1.35626283367556">
                <text:p>1.35626283367556</text:p>
              </table:table-cell>
              <table:table-cell office:value-type="float" office:value="0.139630390143737">
                <text:p>0.1396303901437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38104838709677">
                <text:p>1.38104838709677</text:p>
              </table:table-cell>
              <table:table-cell office:value-type="float" office:value="1.36693548387097">
                <text:p>1.36693548387097</text:p>
              </table:table-cell>
              <table:table-cell office:value-type="float" office:value="1.33971774193548">
                <text:p>1.33971774193548</text:p>
              </table:table-cell>
              <table:table-cell office:value-type="float" office:value="0.108870967741936">
                <text:p>0.1088709677419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38415841584158">
                <text:p>1.38415841584158</text:p>
              </table:table-cell>
              <table:table-cell office:value-type="float" office:value="1.35643564356436">
                <text:p>1.35643564356436</text:p>
              </table:table-cell>
              <table:table-cell office:value-type="float" office:value="1.33960396039604">
                <text:p>1.33960396039604</text:p>
              </table:table-cell>
              <table:table-cell office:value-type="float" office:value="0.110891089108911">
                <text:p>0.11089108910891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37354085603113">
                <text:p>1.37354085603113</text:p>
              </table:table-cell>
              <table:table-cell office:value-type="float" office:value="1.35992217898833">
                <text:p>1.35992217898833</text:p>
              </table:table-cell>
              <table:table-cell office:value-type="float" office:value="1.33171206225681">
                <text:p>1.33171206225681</text:p>
              </table:table-cell>
              <table:table-cell office:value-type="float" office:value="0.0817120622568095">
                <text:p>0.08171206225680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37667304015296">
                <text:p>1.37667304015296</text:p>
              </table:table-cell>
              <table:table-cell office:value-type="float" office:value="1.34990439770555">
                <text:p>1.34990439770555</text:p>
              </table:table-cell>
              <table:table-cell office:value-type="float" office:value="1.33173996175908">
                <text:p>1.33173996175908</text:p>
              </table:table-cell>
              <table:table-cell office:value-type="float" office:value="0.0841300191204586">
                <text:p>0.08413001912045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3796992481203">
                <text:p>1.3796992481203</text:p>
              </table:table-cell>
              <table:table-cell office:value-type="float" office:value="1.35338345864662">
                <text:p>1.35338345864662</text:p>
              </table:table-cell>
              <table:table-cell office:value-type="float" office:value="1.33176691729323">
                <text:p>1.33176691729323</text:p>
              </table:table-cell>
              <table:table-cell office:value-type="float" office:value="0.127819548872181">
                <text:p>0.1278195488721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36968576709797">
                <text:p>1.36968576709797</text:p>
              </table:table-cell>
              <table:table-cell office:value-type="float" office:value="1.35674676524954">
                <text:p>1.35674676524954</text:p>
              </table:table-cell>
              <table:table-cell office:value-type="float" office:value="1.32439926062847">
                <text:p>1.32439926062847</text:p>
              </table:table-cell>
              <table:table-cell office:value-type="float" office:value="0.11460258780037">
                <text:p>0.114602587800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37272727272727">
                <text:p>1.37272727272727</text:p>
              </table:table-cell>
              <table:table-cell office:value-type="float" office:value="1.36">
                <text:p>1.36</text:p>
              </table:table-cell>
              <table:table-cell office:value-type="float" office:value="1.32454545454545">
                <text:p>1.32454545454545</text:p>
              </table:table-cell>
              <table:table-cell office:value-type="float" office:value="0.141818181818182">
                <text:p>0.1418181818181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36314847942755">
                <text:p>1.36314847942755</text:p>
              </table:table-cell>
              <table:table-cell office:value-type="float" office:value="1.35062611806798">
                <text:p>1.35062611806798</text:p>
              </table:table-cell>
              <table:table-cell office:value-type="float" office:value="1.32468694096601">
                <text:p>1.32468694096601</text:p>
              </table:table-cell>
              <table:table-cell office:value-type="float" office:value="0.118067978533095">
                <text:p>0.1180679785330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36619718309859">
                <text:p>1.36619718309859</text:p>
              </table:table-cell>
              <table:table-cell office:value-type="float" office:value="1.35387323943662">
                <text:p>1.35387323943662</text:p>
              </table:table-cell>
              <table:table-cell office:value-type="float" office:value="1.32482394366197">
                <text:p>1.32482394366197</text:p>
              </table:table-cell>
              <table:table-cell office:value-type="float" office:value="0.130281690140845">
                <text:p>0.1302816901408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36048526863085">
                <text:p>1.36048526863085</text:p>
              </table:table-cell>
              <table:table-cell office:value-type="float" office:value="1.34488734835355">
                <text:p>1.34488734835355</text:p>
              </table:table-cell>
              <table:table-cell office:value-type="float" office:value="1.32495667244367">
                <text:p>1.32495667244367</text:p>
              </table:table-cell>
              <table:table-cell office:value-type="float" office:value="0.126516464471404">
                <text:p>0.12651646447140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6689419795222">
                <text:p>1.36689419795222</text:p>
              </table:table-cell>
              <table:table-cell office:value-type="float" office:value="1.33959044368601">
                <text:p>1.33959044368601</text:p>
              </table:table-cell>
              <table:table-cell office:value-type="float" office:value="1.32508532423208">
                <text:p>1.32508532423208</text:p>
              </table:table-cell>
              <table:table-cell office:value-type="float" office:value="0.139931740614335">
                <text:p>0.1399317406143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5966386554622">
                <text:p>1.35966386554622</text:p>
              </table:table-cell>
              <table:table-cell office:value-type="float" office:value="1.34621848739496">
                <text:p>1.34621848739496</text:p>
              </table:table-cell>
              <table:table-cell office:value-type="float" office:value="1.32521008403361">
                <text:p>1.32521008403361</text:p>
              </table:table-cell>
              <table:table-cell office:value-type="float" office:value="0.110924369747899">
                <text:p>0.1109243697478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658940397351">
                <text:p>1.3658940397351</text:p>
              </table:table-cell>
              <table:table-cell office:value-type="float" office:value="1.35264900662252">
                <text:p>1.35264900662252</text:p>
              </table:table-cell>
              <table:table-cell office:value-type="float" office:value="1.32533112582781">
                <text:p>1.32533112582781</text:p>
              </table:table-cell>
              <table:table-cell office:value-type="float" office:value="0.149006622516557">
                <text:p>0.1490066225165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5889070146819">
                <text:p>1.35889070146819</text:p>
              </table:table-cell>
              <table:table-cell office:value-type="float" office:value="1.34584013050571">
                <text:p>1.34584013050571</text:p>
              </table:table-cell>
              <table:table-cell office:value-type="float" office:value="1.31239804241436">
                <text:p>1.31239804241436</text:p>
              </table:table-cell>
              <table:table-cell office:value-type="float" office:value="0.146818923327896">
                <text:p>0.1468189233278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495176848875">
                <text:p>1.36495176848875</text:p>
              </table:table-cell>
              <table:table-cell office:value-type="float" office:value="1.35209003215434">
                <text:p>1.35209003215434</text:p>
              </table:table-cell>
              <table:table-cell office:value-type="float" office:value="1.31913183279743">
                <text:p>1.31913183279743</text:p>
              </table:table-cell>
              <table:table-cell office:value-type="float" office:value="0.144694533762058">
                <text:p>0.144694533762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581616481775">
                <text:p>1.3581616481775</text:p>
              </table:table-cell>
              <table:table-cell office:value-type="float" office:value="1.3581616481775">
                <text:p>1.3581616481775</text:p>
              </table:table-cell>
              <table:table-cell office:value-type="float" office:value="1.30665610142631">
                <text:p>1.30665610142631</text:p>
              </table:table-cell>
              <table:table-cell office:value-type="float" office:value="0.142630744849445">
                <text:p>0.1426307448494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3640625">
                <text:p>1.3640625</text:p>
              </table:table-cell>
              <table:table-cell office:value-type="float" office:value="1.3515625">
                <text:p>1.3515625</text:p>
              </table:table-cell>
              <table:table-cell office:value-type="float" office:value="1.31328125">
                <text:p>1.31328125</text:p>
              </table:table-cell>
              <table:table-cell office:value-type="float" office:value="0.140625">
                <text:p>0.140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36979969183359">
                <text:p>1.36979969183359</text:p>
              </table:table-cell>
              <table:table-cell office:value-type="float" office:value="1.35747303543914">
                <text:p>1.35747303543914</text:p>
              </table:table-cell>
              <table:table-cell office:value-type="float" office:value="1.30739599383667">
                <text:p>1.30739599383667</text:p>
              </table:table-cell>
              <table:table-cell office:value-type="float" office:value="0.200308166409862">
                <text:p>0.2003081664098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36322188449848">
                <text:p>1.36322188449848</text:p>
              </table:table-cell>
              <table:table-cell office:value-type="float" office:value="1.35106382978723">
                <text:p>1.35106382978723</text:p>
              </table:table-cell>
              <table:table-cell office:value-type="float" office:value="1.30775075987842">
                <text:p>1.30775075987842</text:p>
              </table:table-cell>
              <table:table-cell office:value-type="float" office:value="0.197568389057751">
                <text:p>0.1975683890577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3568215892054">
                <text:p>1.3568215892054</text:p>
              </table:table-cell>
              <table:table-cell office:value-type="float" office:value="1.3568215892054">
                <text:p>1.3568215892054</text:p>
              </table:table-cell>
              <table:table-cell office:value-type="float" office:value="1.31409295352324">
                <text:p>1.31409295352324</text:p>
              </table:table-cell>
              <table:table-cell office:value-type="float" office:value="0.170914542728636">
                <text:p>0.1709145427286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36242603550296">
                <text:p>1.36242603550296</text:p>
              </table:table-cell>
              <table:table-cell office:value-type="float" office:value="1.35059171597633">
                <text:p>1.35059171597633</text:p>
              </table:table-cell>
              <table:table-cell office:value-type="float" office:value="1.30843195266272">
                <text:p>1.30843195266272</text:p>
              </table:table-cell>
              <table:table-cell office:value-type="float" office:value="0.180473372781065">
                <text:p>0.1804733727810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35620437956204">
                <text:p>1.35620437956204</text:p>
              </table:table-cell>
              <table:table-cell office:value-type="float" office:value="1.35620437956204">
                <text:p>1.35620437956204</text:p>
              </table:table-cell>
              <table:table-cell office:value-type="float" office:value="1.30875912408759">
                <text:p>1.30875912408759</text:p>
              </table:table-cell>
              <table:table-cell office:value-type="float" office:value="0.224817518248175">
                <text:p>0.2248175182481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36167146974063">
                <text:p>1.36167146974063</text:p>
              </table:table-cell>
              <table:table-cell office:value-type="float" office:value="1.35014409221902">
                <text:p>1.35014409221902</text:p>
              </table:table-cell>
              <table:table-cell office:value-type="float" office:value="1.30475504322767">
                <text:p>1.30475504322767</text:p>
              </table:table-cell>
              <table:table-cell office:value-type="float" office:value="0.219020172910663">
                <text:p>0.2190201729106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5561877667141">
                <text:p>1.35561877667141</text:p>
              </table:table-cell>
              <table:table-cell office:value-type="float" office:value="1.35561877667141">
                <text:p>1.35561877667141</text:p>
              </table:table-cell>
              <table:table-cell office:value-type="float" office:value="1.30085348506401">
                <text:p>1.30085348506401</text:p>
              </table:table-cell>
              <table:table-cell office:value-type="float" office:value="0.209103840682788">
                <text:p>0.2091038406827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3497191011236">
                <text:p>1.3497191011236</text:p>
              </table:table-cell>
              <table:table-cell office:value-type="float" office:value="1.3497191011236">
                <text:p>1.3497191011236</text:p>
              </table:table-cell>
              <table:table-cell office:value-type="float" office:value="1.29705056179775">
                <text:p>1.29705056179775</text:p>
              </table:table-cell>
              <table:table-cell office:value-type="float" office:value="0.175561797752809">
                <text:p>0.1755617977528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35506241331484">
                <text:p>1.35506241331484</text:p>
              </table:table-cell>
              <table:table-cell office:value-type="float" office:value="1.35506241331484">
                <text:p>1.35506241331484</text:p>
              </table:table-cell>
              <table:table-cell office:value-type="float" office:value="1.3120665742025">
                <text:p>1.3120665742025</text:p>
              </table:table-cell>
              <table:table-cell office:value-type="float" office:value="0.174757281553398">
                <text:p>0.1747572815533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6027397260274">
                <text:p>1.36027397260274</text:p>
              </table:table-cell>
              <table:table-cell office:value-type="float" office:value="1.34931506849315">
                <text:p>1.34931506849315</text:p>
              </table:table-cell>
              <table:table-cell office:value-type="float" office:value="1.32054794520548">
                <text:p>1.32054794520548</text:p>
              </table:table-cell>
              <table:table-cell office:value-type="float" office:value="0.189041095890411">
                <text:p>0.1890410958904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36535859269283">
                <text:p>1.36535859269283</text:p>
              </table:table-cell>
              <table:table-cell office:value-type="float" office:value="1.35453315290934">
                <text:p>1.35453315290934</text:p>
              </table:table-cell>
              <table:table-cell office:value-type="float" office:value="1.3105548037889">
                <text:p>1.3105548037889</text:p>
              </table:table-cell>
              <table:table-cell office:value-type="float" office:value="0.212449255751015">
                <text:p>0.2124492557510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3596256684492">
                <text:p>1.3596256684492</text:p>
              </table:table-cell>
              <table:table-cell office:value-type="float" office:value="1.3596256684492">
                <text:p>1.3596256684492</text:p>
              </table:table-cell>
              <table:table-cell office:value-type="float" office:value="1.31283422459893">
                <text:p>1.31283422459893</text:p>
              </table:table-cell>
              <table:table-cell office:value-type="float" office:value="0.20187165775401">
                <text:p>0.201871657754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36459709379128">
                <text:p>1.36459709379128</text:p>
              </table:table-cell>
              <table:table-cell office:value-type="float" office:value="1.36459709379128">
                <text:p>1.36459709379128</text:p>
              </table:table-cell>
              <table:table-cell office:value-type="float" office:value="1.30911492734478">
                <text:p>1.30911492734478</text:p>
              </table:table-cell>
              <table:table-cell office:value-type="float" office:value="0.1889035667107">
                <text:p>0.18890356671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35900783289817">
                <text:p>1.35900783289817</text:p>
              </table:table-cell>
              <table:table-cell office:value-type="float" office:value="1.35900783289817">
                <text:p>1.35900783289817</text:p>
              </table:table-cell>
              <table:table-cell office:value-type="float" office:value="1.30548302872063">
                <text:p>1.30548302872063</text:p>
              </table:table-cell>
              <table:table-cell office:value-type="float" office:value="0.204960835509138">
                <text:p>0.2049608355091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35354838709677">
                <text:p>1.35354838709677</text:p>
              </table:table-cell>
              <table:table-cell office:value-type="float" office:value="1.36387096774194">
                <text:p>1.36387096774194</text:p>
              </table:table-cell>
              <table:table-cell office:value-type="float" office:value="1.30193548387097">
                <text:p>1.30193548387097</text:p>
              </table:table-cell>
              <table:table-cell office:value-type="float" office:value="0.218064516129032">
                <text:p>0.21806451612903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35841836734694">
                <text:p>1.35841836734694</text:p>
              </table:table-cell>
              <table:table-cell office:value-type="float" office:value="1.35841836734694">
                <text:p>1.35841836734694</text:p>
              </table:table-cell>
              <table:table-cell office:value-type="float" office:value="1.30420918367347">
                <text:p>1.30420918367347</text:p>
              </table:table-cell>
              <table:table-cell office:value-type="float" office:value="0.207908163265306">
                <text:p>0.2079081632653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3530895334174">
                <text:p>1.3530895334174</text:p>
              </table:table-cell>
              <table:table-cell office:value-type="float" office:value="1.36317780580076">
                <text:p>1.36317780580076</text:p>
              </table:table-cell>
              <table:table-cell office:value-type="float" office:value="1.30075662042875">
                <text:p>1.30075662042875</text:p>
              </table:table-cell>
              <table:table-cell office:value-type="float" office:value="0.209331651954602">
                <text:p>0.2093316519546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35785536159601">
                <text:p>1.35785536159601</text:p>
              </table:table-cell>
              <table:table-cell office:value-type="float" office:value="1.35785536159601">
                <text:p>1.35785536159601</text:p>
              </table:table-cell>
              <table:table-cell office:value-type="float" office:value="1.30860349127182">
                <text:p>1.30860349127182</text:p>
              </table:table-cell>
              <table:table-cell office:value-type="float" office:value="0.221945137157107">
                <text:p>0.2219451371571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35265104808878">
                <text:p>1.35265104808878</text:p>
              </table:table-cell>
              <table:table-cell office:value-type="float" office:value="1.35265104808878">
                <text:p>1.35265104808878</text:p>
              </table:table-cell>
              <table:table-cell office:value-type="float" office:value="1.29963008631319">
                <text:p>1.29963008631319</text:p>
              </table:table-cell>
              <table:table-cell office:value-type="float" office:value="0.214549938347719">
                <text:p>0.2145499383477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35731707317073">
                <text:p>1.35731707317073</text:p>
              </table:table-cell>
              <table:table-cell office:value-type="float" office:value="1.35731707317073">
                <text:p>1.35731707317073</text:p>
              </table:table-cell>
              <table:table-cell office:value-type="float" office:value="1.30731707317073">
                <text:p>1.30731707317073</text:p>
              </table:table-cell>
              <table:table-cell office:value-type="float" office:value="0.224390243902439">
                <text:p>0.2243902439024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35223160434258">
                <text:p>1.35223160434258</text:p>
              </table:table-cell>
              <table:table-cell office:value-type="float" office:value="1.35223160434258">
                <text:p>1.35223160434258</text:p>
              </table:table-cell>
              <table:table-cell office:value-type="float" office:value="1.30398069963812">
                <text:p>1.30398069963812</text:p>
              </table:table-cell>
              <table:table-cell office:value-type="float" office:value="0.20627261761158">
                <text:p>0.206272617611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3472553699284">
                <text:p>1.3472553699284</text:p>
              </table:table-cell>
              <table:table-cell office:value-type="float" office:value="1.35680190930788">
                <text:p>1.35680190930788</text:p>
              </table:table-cell>
              <table:table-cell office:value-type="float" office:value="1.29534606205251">
                <text:p>1.29534606205251</text:p>
              </table:table-cell>
              <table:table-cell office:value-type="float" office:value="0.19689737470167">
                <text:p>0.196897374701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35182998819362">
                <text:p>1.35182998819362</text:p>
              </table:table-cell>
              <table:table-cell office:value-type="float" office:value="1.35182998819362">
                <text:p>1.35182998819362</text:p>
              </table:table-cell>
              <table:table-cell office:value-type="float" office:value="1.29752066115702">
                <text:p>1.29752066115702</text:p>
              </table:table-cell>
              <table:table-cell office:value-type="float" office:value="0.208972845336482">
                <text:p>0.2089728453364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34696261682243">
                <text:p>1.34696261682243</text:p>
              </table:table-cell>
              <table:table-cell office:value-type="float" office:value="1.34696261682243">
                <text:p>1.34696261682243</text:p>
              </table:table-cell>
              <table:table-cell office:value-type="float" office:value="1.30490654205607">
                <text:p>1.30490654205607</text:p>
              </table:table-cell>
              <table:table-cell office:value-type="float" office:value="0.202102803738318">
                <text:p>0.2021028037383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3514450867052">
                <text:p>1.3514450867052</text:p>
              </table:table-cell>
              <table:table-cell office:value-type="float" office:value="1.3514450867052">
                <text:p>1.3514450867052</text:p>
              </table:table-cell>
              <table:table-cell office:value-type="float" office:value="1.30173410404624">
                <text:p>1.30173410404624</text:p>
              </table:table-cell>
              <table:table-cell office:value-type="float" office:value="0.211560693641619">
                <text:p>0.2115606936416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3466819221968">
                <text:p>1.3466819221968</text:p>
              </table:table-cell>
              <table:table-cell office:value-type="float" office:value="1.3558352402746">
                <text:p>1.3558352402746</text:p>
              </table:table-cell>
              <table:table-cell office:value-type="float" office:value="1.30377574370709">
                <text:p>1.30377574370709</text:p>
              </table:table-cell>
              <table:table-cell office:value-type="float" office:value="0.202517162471396">
                <text:p>0.2025171624713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35107587768969">
                <text:p>1.35107587768969</text:p>
              </table:table-cell>
              <table:table-cell office:value-type="float" office:value="1.35107587768969">
                <text:p>1.35107587768969</text:p>
              </table:table-cell>
              <table:table-cell office:value-type="float" office:value="1.30577576443941">
                <text:p>1.30577576443941</text:p>
              </table:table-cell>
              <table:table-cell office:value-type="float" office:value="0.193657984144961">
                <text:p>0.1936579841449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34641255605381">
                <text:p>1.34641255605381</text:p>
              </table:table-cell>
              <table:table-cell office:value-type="float" office:value="1.35538116591928">
                <text:p>1.35538116591928</text:p>
              </table:table-cell>
              <table:table-cell office:value-type="float" office:value="1.30269058295964">
                <text:p>1.30269058295964</text:p>
              </table:table-cell>
              <table:table-cell office:value-type="float" office:value="0.184977578475336">
                <text:p>0.1849775784753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34184239733629">
                <text:p>1.34184239733629</text:p>
              </table:table-cell>
              <table:table-cell office:value-type="float" office:value="1.35072142064373">
                <text:p>1.35072142064373</text:p>
              </table:table-cell>
              <table:table-cell office:value-type="float" office:value="1.28967813540511">
                <text:p>1.28967813540511</text:p>
              </table:table-cell>
              <table:table-cell office:value-type="float" office:value="0.188679245283019">
                <text:p>0.1886792452830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